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G基礎 課題2</text:title></text:p>
      <text:p text:style-name="OrgTitle"/>
      <text:p text:style-name="OrgSubtitle"><text:initial-creator>情報科学類二年 江畑 拓哉(201611350)</text:initial-creator></text:p>
      <text:p text:style-name="OrgSubtitle"/>
      <text:h text:style-name="Heading_20_1" text:outline-level="1" text:is-list-header="false">
<text:bookmark-start text:name="OrgXref.org723d55c"/>
<text:bookmark text:name="org723d55c"/>動作環境の説明
<text:bookmark-end text:name="OrgXref.org723d55c"/></text:h>
      <text:list text:style-name="OrgBulletedList" text:continue-numbering="false">
        <text:list-item>
          <text:p text:style-name="Text_20_body">OS<text:line-break/>Windows10 Pro 内の Bash on Ubuntu on Windows<text:line-break/>(4.4.0-43-Microsoft #1-Microsoft Wed Dec 31 14:42:53 PST 2014)<text:line-break/></text:p>
        </text:list-item>
        <text:list-item>
          <text:p text:style-name="Text_20_body">コンパイル<text:line-break/>g++ (Ubuntu 5.4.0-6ubuntu1~16.04.4) 5.4.0 20160609<text:line-break/>Copyright (C) 2015 Free Software Foundation, Inc.<text:line-break/></text:p>
        </text:list-item>
        <text:list-item>
          <text:p text:style-name="Text_20_body">コーディング<text:line-break/>Spacemacs 0.200.9 (Emacs24.5.1)<text:line-break/></text:p>
        </text:list-item>
      </text:list>
      <text:h text:style-name="Heading_20_1" text:outline-level="1" text:is-list-header="false">
<text:bookmark-start text:name="OrgXref.org46d70d1"/>
<text:bookmark text:name="org46d70d1"/>課題1
<text:bookmark-end text:name="OrgXref.org46d70d1"/></text:h>
      <text:p text:style-name="Text_20_body">　以下のように条件を満たす実装を行った。<text:line-break/></text:p>
      <text:h text:style-name="Heading_20_2" text:outline-level="2" text:is-list-header="false">
<text:bookmark-start text:name="OrgXref.org99bbf14"/>
<text:bookmark text:name="org99bbf14"/>コード
<text:bookmark-end text:name="OrgXref.org99bbf14"/></text:h>
      <text:p text:style-name="OrgSrcBlock"><text:span text:style-name="OrgSrcFontLockPreprocessorFace"><text:s/></text:span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GL/gl.h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GL/glu.h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stdlib.h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cstdlib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GL/glut.h</text:span><text:span text:style-name="OrgSrcRainbowDelimitersDepth1Face">&gt;</text:span></text:p>
      <text:p text:style-name="OrgSrcBlock"><text:span text:style-name="OrgSrcFontLockPreprocessorFace">#</text:span><text:span text:style-name="OrgSrcFontLockPreprocessorFace">define</text:span><text:s/><text:span text:style-name="OrgSrcFontLockVariableNameFace">_USE_MATH_DEFINES</text:span><text:tab/><text:span text:style-name="OrgSrcFontLockCommentDelimiterFace">//<text:s/></text:span><text:span text:style-name="OrgSrcFontLockCommentFace">Visual<text:s/>Studio<text:s/>で<text:s/>円周率として定数<text:s/>M_PI<text:s/>を使用するため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cmath</text:span><text:span text:style-name="OrgSrcRainbowDelimitersDepth1Face">&gt;</text:span>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色の情報を格納する共用体</text:span></text:p>
      <text:p text:style-name="OrgSrcBlock"><text:span text:style-name="OrgSrcFontLockKeywordFace">u</text:span><text:span text:style-name="OrgSrcFontLockKeywordFace">nio</text:span><text:span text:style-name="OrgSrcFontLockKeywordFace">n</text:span><text:s/><text:span text:style-name="OrgSrcFontLockTypeFace">color</text:span><text:s/><text:span text:style-name="OrgSrcRainbowDelimitersDepth1Face">{</text:span></text:p>
      <text:p text:style-name="OrgSrcBlock"><text:s/><text:s/><text:span text:style-name="OrgSrcFontLockKeywordFace">struc</text:span><text:span text:style-name="OrgSrcFontLockKeywordFace">t</text:span><text:s/><text:span text:style-name="OrgSrcRainbowDelimitersDepth2Face">{</text:span><text:s/><text:span text:style-name="OrgSrcFontLockTypeFace">floa</text:span><text:span text:style-name="OrgSrcFontLockTypeFace">t</text:span><text:s/><text:span text:style-name="OrgSrcFontLockVariableNameFace">r</text:span>,<text:s/><text:span text:style-name="OrgSrcFontLockVariableNameFace">g</text:span>,<text:s/><text:span text:style-name="OrgSrcFontLockVariableNameFace">b</text:span>,<text:s/><text:span text:style-name="OrgSrcFontLockVariableNameFace">a</text:span>;<text:s/><text:span text:style-name="OrgSrcRainbowDelimitersDepth2Face">}</text:span>;</text:p>
      <text:p text:style-name="OrgSrcBlock"><text:s/><text:s/><text:span text:style-name="OrgSrcFontLockTypeFace">floa</text:span><text:span text:style-name="OrgSrcFontLockTypeFace">t</text:span><text:s/><text:span text:style-name="OrgSrcFontLockVariableNameFace">colors</text:span><text:span text:style-name="OrgSrcRainbowDelimitersDepth2Face">[</text:span><text:span text:style-name="OrgSrcHighlightNumbersNumber">4</text:span><text:span text:style-name="OrgSrcRainbowDelimitersDepth2Face">]</text:span>;</text:p>
      <text:p text:style-name="OrgSrcBlock"><text:span text:style-name="OrgSrcRainbowDelimitersDepth1Face">}</text:span>;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個々のティーポットの色や、傾き角度に関する情報を保持するための構造体</text:span></text:p>
      <text:p text:style-name="OrgSrcBlock"><text:span text:style-name="OrgSrcFontLockKeywordFace">s</text:span><text:span text:style-name="OrgSrcFontLockKeywordFace">truc</text:span><text:span text:style-name="OrgSrcFontLockKeywordFace">t</text:span><text:s/><text:span text:style-name="OrgSrcFontLockTypeFace">TeapotData</text:span><text:s/><text:span text:style-name="OrgSrcRainbowDelimitersDepth1Face">{</text:span></text:p>
      <text:p text:style-name="OrgSrcBlock"><text:s/><text:s/><text:span text:style-name="OrgSrcFontLockTypeFace">colo</text:span><text:span text:style-name="OrgSrcFontLockTypeFace">r</text:span><text:s/><text:span text:style-name="OrgSrcFontLockVariableNameFace">ambient</text:span>,<text:s/><text:span text:style-name="OrgSrcFontLockVariableNameFace">diffuse</text:span>,<text:s/><text:span text:style-name="OrgSrcFontLockVariableNameFace">specular</text:span>;</text:p>
      <text:p text:style-name="OrgSrcBlock"><text:s/><text:s/><text:span text:style-name="OrgSrcFontLockTypeFace">floa</text:span><text:span text:style-name="OrgSrcFontLockTypeFace">t</text:span><text:s/><text:span text:style-name="OrgSrcFontLockVariableNameFace">shininess</text:span>,<text:s/><text:span text:style-name="OrgSrcFontLockVariableNameFace">angle</text:span>;</text:p>
      <text:p text:style-name="OrgSrcBlock"><text:span text:style-name="OrgSrcRainbowDelimitersDepth1Face">}</text:span>;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グローバル変数（プログラム中のどこからでもアクセスできる変数）には<text:s/>g_<text:s/>を付けている</text:span></text:p>
      <text:p text:style-name="OrgSrcBlock"><text:span text:style-name="OrgSrcFontLockKeywordFace">c</text:span><text:span text:style-name="OrgSrcFontLockKeywordFace">onst</text:span><text:s/><text:span text:style-name="OrgSrcFontLockTypeFace">in</text:span><text:span text:style-name="OrgSrcFontLockTypeFace">t</text:span><text:s/><text:span text:style-name="OrgSrcFontLockVariableNameFace">g_NumTeapots</text:span><text:s/>=<text:s/><text:span text:style-name="OrgSrcHighlightNumbersNumber">8</text:span>;</text:p>
      <text:p text:style-name="OrgSrcBlock"><text:span text:style-name="OrgSrcFontLockTypeFace">TeapotDat</text:span><text:span text:style-name="OrgSrcFontLockTypeFace">a</text:span><text:s/><text:span text:style-name="OrgSrcFontLockVariableNameFace">g_Teapots</text:span><text:span text:style-name="OrgSrcRainbowDelimitersDepth1Face">[</text:span>g_NumTeapots<text:span text:style-name="OrgSrcRainbowDelimitersDepth1Face">]</text:span>;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float型の値は、数字の後ろにfを付ける。末尾のゼロは省略できる</text:span></text:p>
      <text:p text:style-name="OrgSrcBlock"><text:span text:style-name="OrgSrcFontLockKeywordFace">c</text:span><text:span text:style-name="OrgSrcFontLockKeywordFace">onst</text:span><text:s/><text:span text:style-name="OrgSrcFontLockTypeFace">floa</text:span><text:span text:style-name="OrgSrcFontLockTypeFace">t</text:span><text:s/><text:span text:style-name="OrgSrcFontLockVariableNameFace">g_TeapotSize</text:span><text:s/>=<text:s/><text:span text:style-name="OrgSrcHighlightNumbersNumber">1.f</text:span>;</text:p>
      <text:p text:style-name="OrgSrcBlock"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g_InnerRadius</text:span><text:s/>=<text:s/><text:span text:style-name="OrgSrcHighlightNumbersNumber">6.f</text:span>;</text:p>
      <text:p text:style-name="OrgSrcBlock"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g_OuterRadius</text:span><text:s/>=<text:s/><text:span text:style-name="OrgSrcHighlightNumbersNumber">7.5f</text:span>;</text:p>
      <text:p text:style-name="OrgSrcBlock"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g_HeightAmplitude</text:span><text:s/>=<text:s/><text:span text:style-name="OrgSrcHighlightNumbersNumber">0.8f</text:span>;</text:p>
      <text:p text:style-name="OrgSrcBlock"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g_HeightOffset</text:span><text:s/>=<text:s/><text:span text:style-name="OrgSrcHighlightNumbersNumber">0.2f</text:span>;</text:p>
      <text:p text:style-name="OrgSrcBlock"/>
      <text:p text:style-name="OrgSrcBlock"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g_EyeCenterY</text:span><text:s/>=<text:s/><text:span text:style-name="OrgSrcHighlightNumbersNumber">9.f</text:span>;</text:p>
      <text:p text:style-name="OrgSrcBlock"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g_EyeCenterZ</text:span><text:s/>=<text:s/><text:span text:style-name="OrgSrcHighlightNumbersNumber">30.f</text:span>;</text:p>
      <text:p text:style-name="OrgSrcBlock"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g_EyeRadius</text:span><text:s/>=<text:s/><text:span text:style-name="OrgSrcHighlightNumbersNumber">8.f</text:span>;</text:p>
      <text:p text:style-name="OrgSrcBlock"><text:span text:style-name="OrgSrcFontLockTypeFace">floa</text:span><text:span text:style-name="OrgSrcFontLockTypeFace">t</text:span><text:s/><text:span text:style-name="OrgSrcFontLockVariableNameFace">g_EyeY</text:span>,<text:s/><text:span text:style-name="OrgSrcFontLockVariableNameFace">g_EyeZ</text:span>;</text:p>
      <text:p text:style-name="OrgSrcBlock"/>
      <text:p text:style-name="OrgSrcBlock"><text:span text:style-name="OrgSrcFontLockKeywordFace">const</text:span><text:s/><text:span text:style-name="OrgSrcFontLockTypeFace">in</text:span><text:span text:style-name="OrgSrcFontLockTypeFace">t</text:span><text:s/><text:span text:style-name="OrgSrcFontLockVariableNameFace">g_AnimationIntervalMsec</text:span><text:s/>=<text:s/><text:span text:style-name="OrgSrcHighlightNumbersNumber">10</text:span>;</text:p>
      <text:p text:style-name="OrgSrcBlock"/>
      <text:p text:style-name="OrgSrcBlock"><text:span text:style-name="OrgSrcFontLockTypeFace">floa</text:span><text:span text:style-name="OrgSrcFontLockTypeFace">t</text:span><text:s/><text:span text:style-name="OrgSrcFontLockVariableNameFace">g_RotationDegree</text:span><text:s/>=<text:s/><text:span text:style-name="OrgSrcHighlightNumbersNumber">0.f</text:span>;</text:p>
      <text:p text:style-name="OrgSrcBlock"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g_DeltaRotationDegree</text:span><text:s/>=<text:s/><text:span text:style-name="OrgSrcHighlightNumbersNumber">0.3</text:span>;<text:s/><text:span text:style-name="OrgSrcFontLockCommentDelimiterFace">/</text:span><text:span text:style-name="OrgSrcFontLockCommentDelimiterFace">/<text:s/></text:span><text:span text:style-name="OrgSrcFontLockCommentFace">0.3f<text:s/>?????</text:span></text:p>
      <text:p text:style-name="OrgSrcBlock"/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VariableNameFace">g_WindowWidth</text:span><text:s/>=<text:s/><text:span text:style-name="OrgSrcHighlightNumbersNumber">512</text:span>;</text:p>
      <text:p text:style-name="OrgSrcBlock"><text:span text:style-name="OrgSrcFontLockTypeFace">in</text:span><text:span text:style-name="OrgSrcFontLockTypeFace">t</text:span><text:s/><text:span text:style-name="OrgSrcFontLockVariableNameFace">g_WindowHeight</text:span><text:s/>=<text:s/><text:span text:style-name="OrgSrcHighlightNumbersNumber">512</text:span>;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円筒を描画…引数は円の半径、高さ、円の分割数</text:span></text:p>
      <text:p text:style-name="OrgSrcBlock"><text:span text:style-name="OrgSrcFontLockCommentDelimiterFace">//<text:s/></text:span><text:span text:style-name="OrgSrcFontLockCommentFace">glutには円筒を描画するための関数が無いので、独自に準備</text:span></text:p>
      <text:p text:style-name="OrgSrcBlock"><text:span text:style-name="OrgSrcFontLockTypeFace">v</text:span><text:span text:style-name="OrgSrcFontLockTypeFace">oi</text:span><text:span text:style-name="OrgSrcFontLockTypeFace">d</text:span><text:s/><text:span text:style-name="OrgSrcFontLockFunctionNameFace">displayCylinder</text:span><text:span text:style-name="OrgSrcRainbowDelimitersDepth1Face">(</text:span><text:span text:style-name="OrgSrcFontLockTypeFace">float</text:span><text:s/><text:span text:style-name="OrgSrcFontLockVariableNameFace">radius</text:span>,<text:s/><text:span text:style-name="OrgSrcFontLockTypeFace">float</text:span><text:s/><text:span text:style-name="OrgSrcFontLockVariableNameFace">height</text:span>,<text:s/><text:span text:style-name="OrgSrcFontLockTypeFace">int</text:span><text:s/><text:span text:style-name="OrgSrcFontLockVariableNameFace">nSlices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天頂面</text:span></text:p>
      <text:p text:style-name="OrgSrcBlock"><text:s/><text:s/><text:span text:style-name="OrgSrcFontLockKeywordFace">c</text:span><text:span text:style-name="OrgSrcFontLockKeywordFace">onst</text:span><text:s/><text:span text:style-name="OrgSrcFontLockTypeFace">floa</text:span><text:span text:style-name="OrgSrcFontLockTypeFace">t</text:span><text:s/><text:span text:style-name="OrgSrcFontLockVariableNameFace">deltaTheta</text:span><text:s/>=<text:s/><text:span text:style-name="OrgSrcHighlightNumbersNumber">2</text:span><text:s/>*<text:s/>M_PI<text:s/>/<text:s/><text:span text:style-name="OrgSrcRainbowDelimitersDepth2Face">(</text:span><text:span text:style-name="OrgSrcFontLockTypeFace">float</text:span><text:span text:style-name="OrgSrcRainbowDelimitersDepth2Face">)</text:span>nSlices;</text:p>
      <text:p text:style-name="OrgSrcBlock"/>
      <text:p text:style-name="OrgSrcBlock"><text:s/><text:s/>glNormal3f<text:span text:style-name="OrgSrcRainbowDelimitersDepth2Face">(</text:span><text:span text:style-name="OrgSrcHighlightNumbersNumber">0</text:span>,<text:s/><text:span text:style-name="OrgSrcHighlightNumbersNumber">1</text:span>,<text:s/><text:span text:style-name="OrgSrcHighlightNumbersNumber">0</text:span><text:span text:style-name="OrgSrcRainbowDelimitersDepth2Face">)</text:span>;</text:p>
      <text:p text:style-name="OrgSrcBlock"><text:s/><text:s/>glBegin<text:span text:style-name="OrgSrcRainbowDelimitersDepth2Face">(</text:span>GL_TRIANGLE_FAN<text:span text:style-name="OrgSrcRainbowDelimitersDepth2Face">)</text:span>;</text:p>
      <text:p text:style-name="OrgSrcBlock"><text:s/><text:s/>glVertex3f<text:span text:style-name="OrgSrcRainbowDelimitersDepth2Face">(</text:span><text:span text:style-name="OrgSrcHighlightNumbersNumber">0</text:span>,<text:s/>height,<text:s/><text:span text:style-name="OrgSrcHighlightNumbersNumber">0</text:span><text:span text:style-name="OrgSrcRainbowDelimitersDepth2Face">)</text:span>;</text:p>
      <text:p text:style-name="OrgSrcBlock"><text:s/><text:s/><text:span text:style-name="OrgSrcFontLockKeywordFace">for</text:span><text:s/><text:span text:style-name="OrgSrcRainbowDelimitersDepth2Face">(</text:span><text:span text:style-name="OrgSrcFontLockTypeFace">in</text:span><text:span text:style-name="OrgSrcFontLockTypeFace">t</text:span><text:s/><text:span text:style-name="OrgSrcFontLockVariableNameFace">i</text:span><text:s/>=<text:s/><text:span text:style-name="OrgSrcHighlightNumbersNumber">0</text:span>;<text:s/>i<text:s/>&lt;=<text:s/>nSlices;<text:s/>i++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theta</text:span><text:s/>=<text:s/>deltaTheta<text:s/>*<text:s/>i;</text:p>
      <text:p text:style-name="OrgSrcBlock"><text:s/><text:s/><text:s/><text:s/>glVertex3f<text:span text:style-name="OrgSrcRainbowDelimitersDepth3Face">(</text:span>radius<text:s/>*<text:s/>cosf<text:span text:style-name="OrgSrcRainbowDelimitersDepth4Face">(</text:span>theta<text:span text:style-name="OrgSrcRainbowDelimitersDepth4Face">)</text:span>,<text:s/>height,<text:s/>radius<text:s/>*<text:s/>sinf<text:span text:style-name="OrgSrcRainbowDelimitersDepth4Face">(</text:span>theta<text:span text:style-name="OrgSrcRainbowDelimitersDepth4Face">)</text:span><text:span text:style-name="OrgSrcRainbowDelimitersDepth3Face">)</text:span>;</text:p>
      <text:p text:style-name="OrgSrcBlock"><text:s/><text:s/><text:span text:style-name="OrgSrcRainbowDelimitersDepth2Face">}</text:span></text:p>
      <text:p text:style-name="OrgSrcBlock"><text:s/><text:s/>glEnd<text:span text:style-name="OrgSrcRainbowDelimitersDepth2Face">(</text:span><text:span text:style-name="OrgSrcRainbowDelimitersDepth2Face">)</text:span>;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底面</text:span></text:p>
      <text:p text:style-name="OrgSrcBlock"><text:s/><text:s/>glNormal3f<text:span text:style-name="OrgSrcRainbowDelimitersDepth2Face">(</text:span><text:span text:style-name="OrgSrcHighlightNumbersNumber">0</text:span>,<text:s/>-<text:span text:style-name="OrgSrcHighlightNumbersNumber">1</text:span>,<text:s/><text:span text:style-name="OrgSrcHighlightNumbersNumber">0</text:span><text:span text:style-name="OrgSrcRainbowDelimitersDepth2Face">)</text:span>;</text:p>
      <text:p text:style-name="OrgSrcBlock"><text:s/><text:s/>glBegin<text:span text:style-name="OrgSrcRainbowDelimitersDepth2Face">(</text:span>GL_TRIANGLE_FAN<text:span text:style-name="OrgSrcRainbowDelimitersDepth2Face">)</text:span>;</text:p>
      <text:p text:style-name="OrgSrcBlock"><text:s/><text:s/>glVertex3f<text:span text:style-name="OrgSrcRainbowDelimitersDepth2Face">(</text:span><text:span text:style-name="OrgSrcHighlightNumbersNumber">0</text:span>,<text:s/><text:span text:style-name="OrgSrcHighlightNumbersNumber">0</text:span>,<text:s/><text:span text:style-name="OrgSrcHighlightNumbersNumber">0</text:span><text:span text:style-name="OrgSrcRainbowDelimitersDepth2Face">)</text:span>;</text:p>
      <text:p text:style-name="OrgSrcBlock"><text:s/><text:s/><text:span text:style-name="OrgSrcFontLockKeywordFace">for</text:span><text:s/><text:span text:style-name="OrgSrcRainbowDelimitersDepth2Face">(</text:span><text:span text:style-name="OrgSrcFontLockTypeFace">in</text:span><text:span text:style-name="OrgSrcFontLockTypeFace">t</text:span><text:s/><text:span text:style-name="OrgSrcFontLockVariableNameFace">i</text:span><text:s/>=<text:s/><text:span text:style-name="OrgSrcHighlightNumbersNumber">0</text:span>;<text:s/>i<text:s/>&lt;=<text:s/>nSlices;<text:s/>i++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theta</text:span><text:s/>=<text:s/>deltaTheta<text:s/>*<text:s/>i;</text:p>
      <text:p text:style-name="OrgSrcBlock"><text:s/><text:s/><text:s/><text:s/>glVertex3f<text:span text:style-name="OrgSrcRainbowDelimitersDepth3Face">(</text:span>radius<text:s/>*<text:s/>cosf<text:span text:style-name="OrgSrcRainbowDelimitersDepth4Face">(</text:span>theta<text:span text:style-name="OrgSrcRainbowDelimitersDepth4Face">)</text:span>,<text:s/><text:span text:style-name="OrgSrcHighlightNumbersNumber">0</text:span>,<text:s/>radius<text:s/>*<text:s/>sinf<text:span text:style-name="OrgSrcRainbowDelimitersDepth4Face">(</text:span>theta<text:span text:style-name="OrgSrcRainbowDelimitersDepth4Face">)</text:span><text:span text:style-name="OrgSrcRainbowDelimitersDepth3Face">)</text:span>;</text:p>
      <text:p text:style-name="OrgSrcBlock"><text:s/><text:s/><text:span text:style-name="OrgSrcRainbowDelimitersDepth2Face">}</text:span></text:p>
      <text:p text:style-name="OrgSrcBlock"><text:s/><text:s/>glEnd<text:span text:style-name="OrgSrcRainbowDelimitersDepth2Face">(</text:span><text:span text:style-name="OrgSrcRainbowDelimitersDepth2Face">)</text:span>;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側面</text:span></text:p>
      <text:p text:style-name="OrgSrcBlock"><text:s/><text:s/>glBegin<text:span text:style-name="OrgSrcRainbowDelimitersDepth2Face">(</text:span>GL_TRIANGLE_STRIP<text:span text:style-name="OrgSrcRainbowDelimitersDepth2Face">)</text:span>;</text:p>
      <text:p text:style-name="OrgSrcBlock"><text:s/><text:s/><text:span text:style-name="OrgSrcFontLockKeywordFace">for</text:span><text:s/><text:span text:style-name="OrgSrcRainbowDelimitersDepth2Face">(</text:span><text:span text:style-name="OrgSrcFontLockTypeFace">in</text:span><text:span text:style-name="OrgSrcFontLockTypeFace">t</text:span><text:s/><text:span text:style-name="OrgSrcFontLockVariableNameFace">i</text:span><text:s/>=<text:s/><text:span text:style-name="OrgSrcHighlightNumbersNumber">0</text:span>;<text:s/>i<text:s/>&lt;=<text:s/>nSlices;<text:s/>i++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theta</text:span><text:s/>=<text:s/>deltaTheta<text:s/>*<text:s/>i;</text:p>
      <text:p text:style-name="OrgSrcBlock"><text:s/><text:s/><text:s/><text:s/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cosTheta</text:span><text:s/>=<text:s/>cosf<text:span text:style-name="OrgSrcRainbowDelimitersDepth3Face">(</text:span>theta<text:span text:style-name="OrgSrcRainbowDelimitersDepth3Face">)</text:span>;</text:p>
      <text:p text:style-name="OrgSrcBlock"><text:s/><text:s/><text:s/><text:s/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sinTheta</text:span><text:s/>=<text:s/>sinf<text:span text:style-name="OrgSrcRainbowDelimitersDepth3Face">(</text:span>theta<text:span text:style-name="OrgSrcRainbowDelimitersDepth3Face">)</text:span>;</text:p>
      <text:p text:style-name="OrgSrcBlock"><text:s/><text:s/><text:s/><text:s/>glNormal3f<text:span text:style-name="OrgSrcRainbowDelimitersDepth3Face">(</text:span>cosTheta,<text:s/><text:span text:style-name="OrgSrcHighlightNumbersNumber">0</text:span>,<text:s/>sinTheta<text:span text:style-name="OrgSrcRainbowDelimitersDepth3Face">)</text:span>;</text:p>
      <text:p text:style-name="OrgSrcBlock"><text:s/><text:s/><text:s/><text:s/>glVertex3f<text:span text:style-name="OrgSrcRainbowDelimitersDepth3Face">(</text:span>radius<text:s/>*<text:s/>cosTheta,<text:s/>height,<text:s/>radius<text:s/>*<text:s/>sinTheta<text:span text:style-name="OrgSrcRainbowDelimitersDepth3Face">)</text:span>;</text:p>
      <text:p text:style-name="OrgSrcBlock"><text:s/><text:s/><text:s/><text:s/>glVertex3f<text:span text:style-name="OrgSrcRainbowDelimitersDepth3Face">(</text:span>radius<text:s/>*<text:s/>cosTheta,<text:s/><text:span text:style-name="OrgSrcHighlightNumbersNumber">0</text:span>,<text:s/>radius<text:s/>*<text:s/>sinTheta<text:span text:style-name="OrgSrcRainbowDelimitersDepth3Face">)</text:span>;</text:p>
      <text:p text:style-name="OrgSrcBlock"><text:s/><text:s/><text:span text:style-name="OrgSrcRainbowDelimitersDepth2Face">}</text:span></text:p>
      <text:p text:style-name="OrgSrcBlock"><text:s/><text:s/>glEnd<text:span text:style-name="OrgSrcRainbowDelimitersDepth2Face">(</text:span><text:span text:style-name="OrgSrcRainbowDelimitersDepth2Face">)</text:span>;</text:p>
      <text:p text:style-name="OrgSrcBlock"><text:span text:style-name="OrgSrcRainbowDelimitersDepth1Face">}</text:span></text:p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display</text:span><text:span text:style-name="OrgSrcRainbowDelimitersDepth1Face">(</text:span><text:span text:style-name="OrgSrcRainbowDelimitersDepth1Face">)</text:span><text:s/><text:span text:style-name="OrgSrcRainbowDelimitersDepth1Face">{</text:span></text:p>
      <text:p text:style-name="OrgSrcBlock"><text:s/><text:s/>glClear<text:span text:style-name="OrgSrcRainbowDelimitersDepth2Face">(</text:span>GL_COLOR_BUFFER_BIT<text:s/>|<text:s/>GL_DEPTH_BUFFER_BIT<text:span text:style-name="OrgSrcRainbowDelimitersDepth2Face">)</text:span>;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透視投影変換の設定</text:span></text:p>
      <text:p text:style-name="OrgSrcBlock"><text:s/><text:s/>glMatrixMode<text:span text:style-name="OrgSrcRainbowDelimitersDepth2Face">(</text:span>GL_PROJECTION<text:span text:style-name="OrgSrcRainbowDelimitersDepth2Face">)</text:span>;</text:p>
      <text:p text:style-name="OrgSrcBlock"><text:s/><text:s/>glLoadIdentity<text:span text:style-name="OrgSrcRainbowDelimitersDepth2Face">(</text:span><text:span text:style-name="OrgSrcRainbowDelimitersDepth2Face">)</text:span>;</text:p>
      <text:p text:style-name="OrgSrcBlock"><text:s/><text:s/>gluPerspective<text:span text:style-name="OrgSrcRainbowDelimitersDepth2Face">(</text:span><text:span text:style-name="OrgSrcHighlightNumbersNumber">30.0</text:span>,<text:s/>g_WindowWidth/<text:span text:style-name="OrgSrcRainbowDelimitersDepth3Face">(</text:span><text:span text:style-name="OrgSrcFontLockTypeFace">double</text:span><text:span text:style-name="OrgSrcRainbowDelimitersDepth3Face">)</text:span>g_WindowHeight,<text:s/><text:span text:style-name="OrgSrcHighlightNumbersNumber">1</text:span>,<text:s/><text:span text:style-name="OrgSrcHighlightNumbersNumber">100.0</text:span><text:span text:style-name="OrgSrcRainbowDelimitersDepth2Face">)</text:span>;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モデル座標の操作へモード切り替え</text:span></text:p>
      <text:p text:style-name="OrgSrcBlock"><text:s/><text:s/>glMatrixMode<text:span text:style-name="OrgSrcRainbowDelimitersDepth2Face">(</text:span>GL_MODELVIEW<text:span text:style-name="OrgSrcRainbowDelimitersDepth2Face">)</text:span>;</text:p>
      <text:p text:style-name="OrgSrcBlock"><text:s/><text:s/>glLoadIdentity<text:span text:style-name="OrgSrcRainbowDelimitersDepth2Face">(</text:span><text:span text:style-name="OrgSrcRainbowDelimitersDepth2Face">)</text:span>;</text:p>
      <text:p text:style-name="OrgSrcBlock"><text:s/><text:s/>gluLookAt<text:span text:style-name="OrgSrcRainbowDelimitersDepth2Face">(</text:span><text:span text:style-name="OrgSrcHighlightNumbersNumber">0.0</text:span>,<text:s/>g_EyeY,<text:s/>g_EyeZ,<text:s/><text:span text:style-name="OrgSrcHighlightNumbersNumber">0.0</text:span>,<text:s/><text:span text:style-name="OrgSrcHighlightNumbersNumber">0.0</text:span>,<text:s/><text:span text:style-name="OrgSrcHighlightNumbersNumber">0.0</text:span>,<text:s/><text:span text:style-name="OrgSrcHighlightNumbersNumber">0.0</text:span>,<text:s/><text:span text:style-name="OrgSrcHighlightNumbersNumber">1.0</text:span>,<text:s/><text:span text:style-name="OrgSrcHighlightNumbersNumber">0.0</text:span><text:span text:style-name="OrgSrcRainbowDelimitersDepth2Face">)</text:span>;</text:p>
      <text:p text:style-name="OrgSrcBlock"/>
      <text:p text:style-name="OrgSrcBlock"><text:s/><text:s/><text:span text:style-name="OrgSrcFontLockTypeFace">floa</text:span><text:span text:style-name="OrgSrcFontLockTypeFace">t</text:span><text:s/><text:span text:style-name="OrgSrcFontLockVariableNameFace">ambientColor</text:span><text:span text:style-name="OrgSrcRainbowDelimitersDepth2Face">[</text:span><text:span text:style-name="OrgSrcRainbowDelimitersDepth2Face">]</text:span><text:s/>=<text:s/><text:span text:style-name="OrgSrcRainbowDelimitersDepth2Face">{</text:span><text:s/><text:span text:style-name="OrgSrcHighlightNumbersNumber">0.4f</text:span>,<text:s/><text:span text:style-name="OrgSrcHighlightNumbersNumber">0.2f</text:span>,<text:s/><text:span text:style-name="OrgSrcHighlightNumbersNumber">0.2f</text:span>,<text:s/><text:span text:style-name="OrgSrcHighlightNumbersNumber">1.0f</text:span><text:s/><text:span text:style-name="OrgSrcRainbowDelimitersDepth2Face">}</text:span>;</text:p>
      <text:p text:style-name="OrgSrcBlock"><text:s/><text:s/><text:span text:style-name="OrgSrcFontLockTypeFace">floa</text:span><text:span text:style-name="OrgSrcFontLockTypeFace">t</text:span><text:s/><text:span text:style-name="OrgSrcFontLockVariableNameFace">diffuseColor</text:span><text:span text:style-name="OrgSrcRainbowDelimitersDepth2Face">[</text:span><text:span text:style-name="OrgSrcRainbowDelimitersDepth2Face">]</text:span><text:s/>=<text:s/><text:span text:style-name="OrgSrcRainbowDelimitersDepth2Face">{</text:span><text:s/><text:span text:style-name="OrgSrcHighlightNumbersNumber">1.f</text:span>,<text:s/><text:span text:style-name="OrgSrcHighlightNumbersNumber">0.8f</text:span>,<text:s/><text:span text:style-name="OrgSrcHighlightNumbersNumber">0.8f</text:span>,<text:s/><text:span text:style-name="OrgSrcHighlightNumbersNumber">1.0f</text:span><text:s/><text:span text:style-name="OrgSrcRainbowDelimitersDepth2Face">}</text:span>;</text:p>
      <text:p text:style-name="OrgSrcBlock"><text:s/><text:s/><text:span text:style-name="OrgSrcFontLockTypeFace">floa</text:span><text:span text:style-name="OrgSrcFontLockTypeFace">t</text:span><text:s/><text:span text:style-name="OrgSrcFontLockVariableNameFace">specularColor</text:span><text:span text:style-name="OrgSrcRainbowDelimitersDepth2Face">[</text:span><text:span text:style-name="OrgSrcRainbowDelimitersDepth2Face">]</text:span><text:s/>=<text:s/><text:span text:style-name="OrgSrcRainbowDelimitersDepth2Face">{</text:span><text:s/><text:span text:style-name="OrgSrcHighlightNumbersNumber">0.4f</text:span>,<text:s/><text:span text:style-name="OrgSrcHighlightNumbersNumber">0.3f</text:span>,<text:s/><text:span text:style-name="OrgSrcHighlightNumbersNumber">0.3f</text:span>,<text:s/><text:span text:style-name="OrgSrcHighlightNumbersNumber">1.0f</text:span><text:s/><text:span text:style-name="OrgSrcRainbowDelimitersDepth2Face">}</text:span>;</text:p>
      <text:p text:style-name="OrgSrcBlock"><text:s/><text:s/><text:span text:style-name="OrgSrcFontLockTypeFace">floa</text:span><text:span text:style-name="OrgSrcFontLockTypeFace">t</text:span><text:s/><text:span text:style-name="OrgSrcFontLockVariableNameFace">shininess</text:span><text:s/>=<text:s/><text:span text:style-name="OrgSrcHighlightNumbersNumber">5.f</text:span>;</text:p>
      <text:p text:style-name="OrgSrcBlock"/>
      <text:p text:style-name="OrgSrcBlock"><text:s/><text:s/>glMaterialfv<text:span text:style-name="OrgSrcRainbowDelimitersDepth2Face">(</text:span>GL_FRONT,<text:s/>GL_AMBIENT,<text:s/>ambientColor<text:span text:style-name="OrgSrcRainbowDelimitersDepth2Face">)</text:span>;</text:p>
      <text:p text:style-name="OrgSrcBlock"><text:s/><text:s/>glMaterialfv<text:span text:style-name="OrgSrcRainbowDelimitersDepth2Face">(</text:span>GL_FRONT,<text:s/>GL_DIFFUSE,<text:s/>diffuseColor<text:span text:style-name="OrgSrcRainbowDelimitersDepth2Face">)</text:span>;</text:p>
      <text:p text:style-name="OrgSrcBlock"><text:s/><text:s/>glMaterialfv<text:span text:style-name="OrgSrcRainbowDelimitersDepth2Face">(</text:span>GL_FRONT,<text:s/>GL_SPECULAR,<text:s/>specularColor<text:span text:style-name="OrgSrcRainbowDelimitersDepth2Face">)</text:span>;</text:p>
      <text:p text:style-name="OrgSrcBlock"><text:s/><text:s/>glMaterialfv<text:span text:style-name="OrgSrcRainbowDelimitersDepth2Face">(</text:span>GL_FRONT,<text:s/>GL_SHININESS,<text:s/>&amp;shininess<text:span text:style-name="OrgSrcRainbowDelimitersDepth2Face">)</text:span>;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屋根</text:span></text:p>
      <text:p text:style-name="OrgSrcBlock"><text:s/><text:s/>glPushMatrix<text:span text:style-name="OrgSrcRainbowDelimitersDepth2Face">(</text:span><text:span text:style-name="OrgSrcRainbowDelimitersDepth2Face">)</text:span>;</text:p>
      <text:p text:style-name="OrgSrcBlock"><text:s/><text:s/>glRotatef<text:span text:style-name="OrgSrcRainbowDelimitersDepth2Face">(</text:span>g_RotationDegree,<text:s/><text:span text:style-name="OrgSrcHighlightNumbersNumber">0</text:span>,<text:s/><text:span text:style-name="OrgSrcHighlightNumbersNumber">1</text:span>,<text:s/><text:span text:style-name="OrgSrcHighlightNumbersNumber">0</text:span><text:span text:style-name="OrgSrcRainbowDelimitersDepth2Face">)</text:span>;</text:p>
      <text:p text:style-name="OrgSrcBlock"><text:s/><text:s/>glTranslatef<text:span text:style-name="OrgSrcRainbowDelimitersDepth2Face">(</text:span><text:span text:style-name="OrgSrcHighlightNumbersNumber">0</text:span>,<text:s/>g_HeightAmplitude<text:s/>+<text:s/>g_HeightOffset<text:s/>+<text:s/><text:span text:style-name="OrgSrcHighlightNumbersNumber">3.f</text:span>,<text:s/><text:span text:style-name="OrgSrcHighlightNumbersNumber">0</text:span><text:span text:style-name="OrgSrcRainbowDelimitersDepth2Face">)</text:span>;</text:p>
      <text:p text:style-name="OrgSrcBlock"><text:s/><text:s/>glRotatef<text:span text:style-name="OrgSrcRainbowDelimitersDepth2Face">(</text:span>-<text:span text:style-name="OrgSrcHighlightNumbersNumber">90</text:span>,<text:s/><text:span text:style-name="OrgSrcHighlightNumbersNumber">1</text:span>,<text:s/><text:span text:style-name="OrgSrcHighlightNumbersNumber">0</text:span>,<text:s/><text:span text:style-name="OrgSrcHighlightNumbersNumber">0</text:span><text:span text:style-name="OrgSrcRainbowDelimitersDepth2Face">)</text:span>;</text:p>
      <text:p text:style-name="OrgSrcBlock"><text:s/><text:s/>glutSolidCone<text:span text:style-name="OrgSrcRainbowDelimitersDepth2Face">(</text:span>g_OuterRadius,<text:s/><text:span text:style-name="OrgSrcHighlightNumbersNumber">2.f</text:span>,<text:s/><text:span text:style-name="OrgSrcHighlightNumbersNumber">32</text:span>,<text:s/><text:span text:style-name="OrgSrcHighlightNumbersNumber">32</text:span><text:span text:style-name="OrgSrcRainbowDelimitersDepth2Face">)</text:span>;</text:p>
      <text:p text:style-name="OrgSrcBlock"><text:s/><text:s/>glPopMatrix<text:span text:style-name="OrgSrcRainbowDelimitersDepth2Face">(</text:span><text:span text:style-name="OrgSrcRainbowDelimitersDepth2Face">)</text:span>;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中心の柱</text:span></text:p>
      <text:p text:style-name="OrgSrcBlock"><text:s/><text:s/>glPushMatrix<text:span text:style-name="OrgSrcRainbowDelimitersDepth2Face">(</text:span><text:span text:style-name="OrgSrcRainbowDelimitersDepth2Face">)</text:span>;</text:p>
      <text:p text:style-name="OrgSrcBlock"><text:s/><text:s/>glRotatef<text:span text:style-name="OrgSrcRainbowDelimitersDepth2Face">(</text:span>g_RotationDegree,<text:s/><text:span text:style-name="OrgSrcHighlightNumbersNumber">0</text:span>,<text:s/><text:span text:style-name="OrgSrcHighlightNumbersNumber">1</text:span>,<text:s/><text:span text:style-name="OrgSrcHighlightNumbersNumber">0</text:span><text:span text:style-name="OrgSrcRainbowDelimitersDepth2Face">)</text:span>;</text:p>
      <text:p text:style-name="OrgSrcBlock"><text:s/><text:s/>glTranslatef<text:span text:style-name="OrgSrcRainbowDelimitersDepth2Face">(</text:span><text:span text:style-name="OrgSrcHighlightNumbersNumber">0</text:span>,<text:s/>-<text:span text:style-name="OrgSrcHighlightNumbersNumber">1.f</text:span>,<text:s/><text:span text:style-name="OrgSrcHighlightNumbersNumber">0</text:span><text:span text:style-name="OrgSrcRainbowDelimitersDepth2Face">)</text:span>;</text:p>
      <text:p text:style-name="OrgSrcBlock"><text:s/><text:s/>glRotatef<text:span text:style-name="OrgSrcRainbowDelimitersDepth2Face">(</text:span>g_RotationDegree,<text:s/><text:span text:style-name="OrgSrcHighlightNumbersNumber">0</text:span>,<text:s/><text:span text:style-name="OrgSrcHighlightNumbersNumber">1</text:span>,<text:s/><text:span text:style-name="OrgSrcHighlightNumbersNumber">0</text:span><text:span text:style-name="OrgSrcRainbowDelimitersDepth2Face">)</text:span>;<text:s/><text:span text:style-name="OrgSrcFontLockCommentDelimiterFace">/</text:span><text:span text:style-name="OrgSrcFontLockCommentDelimiterFace">/<text:s/></text:span><text:span text:style-name="OrgSrcFontLockCommentFace">回転させている</text:span></text:p>
      <text:p text:style-name="OrgSrcBlock"><text:s/><text:s/>displayCylinder<text:span text:style-name="OrgSrcRainbowDelimitersDepth2Face">(</text:span><text:span text:style-name="OrgSrcHighlightNumbersNumber">0.5f</text:span>,<text:s/>g_HeightAmplitude<text:s/>+<text:s/>g_HeightOffset<text:s/>+<text:s/><text:span text:style-name="OrgSrcHighlightNumbersNumber">6.5f</text:span>,<text:s/><text:span text:style-name="OrgSrcHighlightNumbersNumber">32</text:span><text:span text:style-name="OrgSrcRainbowDelimitersDepth2Face">)</text:span>;</text:p>
      <text:p text:style-name="OrgSrcBlock"><text:s/><text:s/>glPopMatrix<text:span text:style-name="OrgSrcRainbowDelimitersDepth2Face">(</text:span><text:span text:style-name="OrgSrcRainbowDelimitersDepth2Face">)</text:span>;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土台</text:span></text:p>
      <text:p text:style-name="OrgSrcBlock"><text:s/><text:s/>glPushMatrix<text:span text:style-name="OrgSrcRainbowDelimitersDepth2Face">(</text:span><text:span text:style-name="OrgSrcRainbowDelimitersDepth2Face">)</text:span>;</text:p>
      <text:p text:style-name="OrgSrcBlock"><text:s/><text:s/>glRotatef<text:span text:style-name="OrgSrcRainbowDelimitersDepth2Face">(</text:span>g_RotationDegree,<text:s/><text:span text:style-name="OrgSrcHighlightNumbersNumber">0</text:span>,<text:s/><text:span text:style-name="OrgSrcHighlightNumbersNumber">1</text:span>,<text:s/><text:span text:style-name="OrgSrcHighlightNumbersNumber">0</text:span><text:span text:style-name="OrgSrcRainbowDelimitersDepth2Face">)</text:span>;</text:p>
      <text:p text:style-name="OrgSrcBlock"><text:s/><text:s/>glTranslatef<text:span text:style-name="OrgSrcRainbowDelimitersDepth2Face">(</text:span><text:span text:style-name="OrgSrcHighlightNumbersNumber">0</text:span>,<text:s/>-<text:span text:style-name="OrgSrcHighlightNumbersNumber">2.f</text:span>,<text:s/><text:span text:style-name="OrgSrcHighlightNumbersNumber">0</text:span><text:span text:style-name="OrgSrcRainbowDelimitersDepth2Face">)</text:span>;</text:p>
      <text:p text:style-name="OrgSrcBlock"><text:s/><text:s/>glRotatef<text:span text:style-name="OrgSrcRainbowDelimitersDepth2Face">(</text:span>g_RotationDegree,<text:s/><text:span text:style-name="OrgSrcHighlightNumbersNumber">0</text:span>,<text:s/><text:span text:style-name="OrgSrcHighlightNumbersNumber">1</text:span>,<text:s/><text:span text:style-name="OrgSrcHighlightNumbersNumber">0</text:span><text:span text:style-name="OrgSrcRainbowDelimitersDepth2Face">)</text:span>;<text:s/><text:span text:style-name="OrgSrcFontLockCommentDelimiterFace">/</text:span><text:span text:style-name="OrgSrcFontLockCommentDelimiterFace">/<text:s/></text:span><text:span text:style-name="OrgSrcFontLockCommentFace">回転させている</text:span></text:p>
      <text:p text:style-name="OrgSrcBlock"><text:s/><text:s/>displayCylinder<text:span text:style-name="OrgSrcRainbowDelimitersDepth2Face">(</text:span>g_OuterRadius,<text:s/><text:span text:style-name="OrgSrcHighlightNumbersNumber">0.7f</text:span>,<text:s/><text:span text:style-name="OrgSrcHighlightNumbersNumber">64</text:span><text:span text:style-name="OrgSrcRainbowDelimitersDepth2Face">)</text:span>;</text:p>
      <text:p text:style-name="OrgSrcBlock"><text:s/><text:s/>glPopMatrix<text:span text:style-name="OrgSrcRainbowDelimitersDepth2Face">(</text:span><text:span text:style-name="OrgSrcRainbowDelimitersDepth2Face">)</text:span>;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屋根の上のティーポット</text:span></text:p>
      <text:p text:style-name="OrgSrcBlock"><text:s/><text:s/>glPushMatrix<text:span text:style-name="OrgSrcRainbowDelimitersDepth2Face">(</text:span><text:span text:style-name="OrgSrcRainbowDelimitersDepth2Face">)</text:span>;</text:p>
      <text:p text:style-name="OrgSrcBlock"><text:s/><text:s/>glTranslatef<text:span text:style-name="OrgSrcRainbowDelimitersDepth2Face">(</text:span><text:span text:style-name="OrgSrcHighlightNumbersNumber">0</text:span>,<text:s/>g_HeightAmplitude<text:s/>+<text:s/>g_HeightOffset<text:s/>+<text:s/><text:span text:style-name="OrgSrcHighlightNumbersNumber">5.5f</text:span>,<text:s/><text:span text:style-name="OrgSrcHighlightNumbersNumber">0</text:span><text:span text:style-name="OrgSrcRainbowDelimitersDepth2Face">)</text:span>;</text:p>
      <text:p text:style-name="OrgSrcBlock"><text:s/><text:s/>glRotatef<text:span text:style-name="OrgSrcRainbowDelimitersDepth2Face">(</text:span>g_RotationDegree,<text:s/><text:span text:style-name="OrgSrcHighlightNumbersNumber">0</text:span>,<text:s/><text:span text:style-name="OrgSrcHighlightNumbersNumber">1</text:span>,<text:s/><text:span text:style-name="OrgSrcHighlightNumbersNumber">0</text:span><text:span text:style-name="OrgSrcRainbowDelimitersDepth2Face">)</text:span>;<text:s/><text:span text:style-name="OrgSrcFontLockCommentDelimiterFace">/</text:span><text:span text:style-name="OrgSrcFontLockCommentDelimiterFace">/<text:s/></text:span><text:span text:style-name="OrgSrcFontLockCommentFace">回転させている</text:span></text:p>
      <text:p text:style-name="OrgSrcBlock"><text:s/><text:s/>glutSolidTeapot<text:span text:style-name="OrgSrcRainbowDelimitersDepth2Face">(</text:span>g_TeapotSize<text:span text:style-name="OrgSrcRainbowDelimitersDepth2Face">)</text:span>;</text:p>
      <text:p text:style-name="OrgSrcBlock"><text:s/><text:s/>glPopMatrix<text:span text:style-name="OrgSrcRainbowDelimitersDepth2Face">(</text:span><text:span text:style-name="OrgSrcRainbowDelimitersDepth2Face">)</text:span>;</text:p>
      <text:p text:style-name="OrgSrcBlock"/>
      <text:p text:style-name="OrgSrcBlock"><text:s/><text:s/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deltaTheta</text:span><text:s/>=<text:s/><text:span text:style-name="OrgSrcHighlightNumbersNumber">360</text:span><text:s/>/<text:s/><text:span text:style-name="OrgSrcRainbowDelimitersDepth2Face">(</text:span><text:span text:style-name="OrgSrcFontLockTypeFace">float</text:span><text:span text:style-name="OrgSrcRainbowDelimitersDepth2Face">)</text:span>g_NumTeapots;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ティーポットと柱を1つずつ描画する</text:span></text:p>
      <text:p text:style-name="OrgSrcBlock"><text:s/><text:s/><text:span text:style-name="OrgSrcFontLockCommentDelimiterFace">//<text:s/></text:span><text:span text:style-name="OrgSrcFontLockCommentFace">★下記のコードでは、常に同じ位置に描画されるので、全体が回転するように変更する</text:span></text:p>
      <text:p text:style-name="OrgSrcBlock"><text:s/><text:s/><text:span text:style-name="OrgSrcFontLockKeywordFace">f</text:span><text:span text:style-name="OrgSrcFontLockKeywordFace">or</text:span><text:s/><text:span text:style-name="OrgSrcRainbowDelimitersDepth2Face">(</text:span><text:span text:style-name="OrgSrcFontLockTypeFace">in</text:span><text:span text:style-name="OrgSrcFontLockTypeFace">t</text:span><text:s/><text:span text:style-name="OrgSrcFontLockVariableNameFace">i</text:span><text:s/>=<text:s/><text:span text:style-name="OrgSrcHighlightNumbersNumber">0</text:span>;<text:s/>i<text:s/>&lt;<text:s/>g_NumTeapots;<text:s/>i++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thetaDegree</text:span><text:s/>=<text:s/>deltaTheta<text:s/>*<text:s/>i;<text:s/><text:span text:style-name="OrgSrcFontLockCommentDelimiterFace">/</text:span><text:span text:style-name="OrgSrcFontLockCommentDelimiterFace">/<text:s/></text:span><text:span text:style-name="OrgSrcFontLockCommentFace">ティーポットの位置を決めるための角度</text:span></text:p>
      <text:p text:style-name="OrgSrcBlock"/>
      <text:p text:style-name="OrgSrcBlock"><text:s/><text:s/><text:s/><text:s/><text:span text:style-name="OrgSrcFontLockKeywordFace">c</text:span><text:span text:style-name="OrgSrcFontLockKeywordFace">onst</text:span><text:s/><text:span text:style-name="OrgSrcFontLockTypeFace">floa</text:span><text:span text:style-name="OrgSrcFontLockTypeFace">t</text:span><text:s/><text:span text:style-name="OrgSrcFontLockVariableNameFace">thetaRad</text:span><text:s/>=<text:s/>thetaDegree<text:s/>*<text:s/>M_PI<text:s/>/<text:s/><text:span text:style-name="OrgSrcHighlightNumbersNumber">180.f</text:span>;</text:p>
      <text:p text:style-name="OrgSrcBlock"><text:s/><text:s/><text:s/><text:s/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xPos</text:span><text:s/>=<text:s/>g_InnerRadius<text:s/>*<text:s/>sinf<text:span text:style-name="OrgSrcRainbowDelimitersDepth3Face">(</text:span>thetaRad<text:span text:style-name="OrgSrcRainbowDelimitersDepth3Face">)</text:span>;</text:p>
      <text:p text:style-name="OrgSrcBlock"><text:s/><text:s/><text:s/><text:s/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zPos</text:span><text:s/>=<text:s/>g_InnerRadius<text:s/>*<text:s/>cosf<text:span text:style-name="OrgSrcRainbowDelimitersDepth3Face">(</text:span>thetaRad<text:span text:style-name="OrgSrcRainbowDelimitersDepth3Face">)</text:span>;</text:p>
      <text:p text:style-name="OrgSrcBlock"/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ティーポットの高さ方向の値</text:span></text:p>
      <text:p text:style-name="OrgSrcBlock"><text:s/><text:s/><text:s/><text:s/><text:span text:style-name="OrgSrcFontLockKeywordFace">c</text:span><text:span text:style-name="OrgSrcFontLockKeywordFace">onst</text:span><text:s/><text:span text:style-name="OrgSrcFontLockTypeFace">floa</text:span><text:span text:style-name="OrgSrcFontLockTypeFace">t</text:span><text:s/><text:span text:style-name="OrgSrcFontLockVariableNameFace">yPos</text:span><text:s/>=<text:s/><text:span text:style-name="OrgSrcHighlightNumbersNumber">3</text:span><text:s/>*<text:s/>g_HeightOffset<text:s/>*<text:s/>sinf<text:span text:style-name="OrgSrcRainbowDelimitersDepth3Face">(</text:span><text:span text:style-name="OrgSrcHighlightNumbersNumber">1</text:span><text:s/>+<text:s/>i<text:s/>+<text:s/><text:span text:style-name="OrgSrcHighlightNumbersNumber">0.1</text:span><text:s/>*<text:s/>g_RotationDegree<text:span text:style-name="OrgSrcRainbowDelimitersDepth3Face">)</text:span>;<text:s/><text:span text:style-name="OrgSrcFontLockCommentDelimiterFace">/</text:span><text:span text:style-name="OrgSrcFontLockCommentDelimiterFace">/<text:s/></text:span><text:span text:style-name="OrgSrcFontLockCommentFace">★この値を少しずつ変化させることでティーポットが上下に移動する</text:span></text:p>
      <text:p text:style-name="OrgSrcBlock"/>
      <text:p text:style-name="OrgSrcBlock"><text:s/><text:s/><text:s/><text:s/><text:span text:style-name="OrgSrcFontLockCommentDelimiterFace">//<text:s/></text:span><text:span text:style-name="OrgSrcFontLockCommentFace">ティーポットの色の指定</text:span></text:p>
      <text:p text:style-name="OrgSrcBlock"><text:s/><text:s/><text:s/><text:s/>glMaterialfv<text:span text:style-name="OrgSrcRainbowDelimitersDepth3Face">(</text:span>GL_FRONT,<text:s/>GL_AMBIENT<text:s/><text:s/>,<text:s/>g_Teapots<text:span text:style-name="OrgSrcRainbowDelimitersDepth4Face">[</text:span>i<text:span text:style-name="OrgSrcRainbowDelimitersDepth4Face">]</text:span>.ambient.colors<text:span text:style-name="OrgSrcRainbowDelimitersDepth3Face">)</text:span>;</text:p>
      <text:p text:style-name="OrgSrcBlock"><text:s/><text:s/><text:s/><text:s/>glMaterialfv<text:span text:style-name="OrgSrcRainbowDelimitersDepth3Face">(</text:span>GL_FRONT,<text:s/>GL_DIFFUSE<text:s/><text:s/>,<text:s/>g_Teapots<text:span text:style-name="OrgSrcRainbowDelimitersDepth4Face">[</text:span>i<text:span text:style-name="OrgSrcRainbowDelimitersDepth4Face">]</text:span>.diffuse.colors<text:span text:style-name="OrgSrcRainbowDelimitersDepth3Face">)</text:span>;</text:p>
      <text:p text:style-name="OrgSrcBlock"><text:s/><text:s/><text:s/><text:s/>glMaterialfv<text:span text:style-name="OrgSrcRainbowDelimitersDepth3Face">(</text:span>GL_FRONT,<text:s/>GL_SPECULAR<text:s/>,<text:s/>g_Teapots<text:span text:style-name="OrgSrcRainbowDelimitersDepth4Face">[</text:span>i<text:span text:style-name="OrgSrcRainbowDelimitersDepth4Face">]</text:span>.specular.colors<text:span text:style-name="OrgSrcRainbowDelimitersDepth3Face">)</text:span>;</text:p>
      <text:p text:style-name="OrgSrcBlock"><text:s/><text:s/><text:s/><text:s/>glMaterialfv<text:span text:style-name="OrgSrcRainbowDelimitersDepth3Face">(</text:span>GL_FRONT,<text:s/>GL_SHININESS,<text:s/>&amp;g_Teapots<text:span text:style-name="OrgSrcRainbowDelimitersDepth4Face">[</text:span>i<text:span text:style-name="OrgSrcRainbowDelimitersDepth4Face">]</text:span>.shininess<text:span text:style-name="OrgSrcRainbowDelimitersDepth3Face">)</text:span>;</text:p>
      <text:p text:style-name="OrgSrcBlock"/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ティーポットの描画</text:span></text:p>
      <text:p text:style-name="OrgSrcBlock"><text:s/><text:s/><text:s/><text:s/>glPushMatrix<text:span text:style-name="OrgSrcRainbowDelimitersDepth3Face">(</text:span><text:span text:style-name="OrgSrcRainbowDelimitersDepth3Face">)</text:span>;</text:p>
      <text:p text:style-name="OrgSrcBlock"><text:s/><text:s/><text:s/><text:s/>glRotatef<text:span text:style-name="OrgSrcRainbowDelimitersDepth3Face">(</text:span>g_RotationDegree,<text:s/><text:span text:style-name="OrgSrcHighlightNumbersNumber">0</text:span>,<text:s/><text:span text:style-name="OrgSrcHighlightNumbersNumber">1</text:span>,<text:s/><text:span text:style-name="OrgSrcHighlightNumbersNumber">0</text:span><text:span text:style-name="OrgSrcRainbowDelimitersDepth3Face">)</text:span>;</text:p>
      <text:p text:style-name="OrgSrcBlock"><text:s/><text:s/><text:s/><text:s/>glTranslatef<text:span text:style-name="OrgSrcRainbowDelimitersDepth3Face">(</text:span>xPos,<text:s/>yPos<text:s/>+<text:s/><text:span text:style-name="OrgSrcHighlightNumbersNumber">0.5</text:span>,<text:s/>zPos<text:span text:style-name="OrgSrcRainbowDelimitersDepth3Face">)</text:span>;</text:p>
      <text:p text:style-name="OrgSrcBlock"><text:s/><text:s/><text:s/><text:s/>glRotatef<text:span text:style-name="OrgSrcRainbowDelimitersDepth3Face">(</text:span>thetaDegree,<text:s/><text:span text:style-name="OrgSrcHighlightNumbersNumber">0</text:span>,<text:s/><text:span text:style-name="OrgSrcHighlightNumbersNumber">1</text:span>,<text:s/><text:span text:style-name="OrgSrcHighlightNumbersNumber">0</text:span><text:span text:style-name="OrgSrcRainbowDelimitersDepth3Face">)</text:span>;</text:p>
      <text:p text:style-name="OrgSrcBlock"><text:s/><text:s/><text:s/><text:s/>glRotatef<text:span text:style-name="OrgSrcRainbowDelimitersDepth3Face">(</text:span>g_Teapots<text:span text:style-name="OrgSrcRainbowDelimitersDepth4Face">[</text:span>i<text:span text:style-name="OrgSrcRainbowDelimitersDepth4Face">]</text:span>.angle,<text:s/><text:span text:style-name="OrgSrcHighlightNumbersNumber">0</text:span>,<text:s/><text:span text:style-name="OrgSrcHighlightNumbersNumber">0</text:span>,<text:s/><text:span text:style-name="OrgSrcHighlightNumbersNumber">1</text:span><text:span text:style-name="OrgSrcRainbowDelimitersDepth3Face">)</text:span>;</text:p>
      <text:p text:style-name="OrgSrcBlock"><text:s/><text:s/><text:s/><text:s/>glutSolidTeapot<text:span text:style-name="OrgSrcRainbowDelimitersDepth3Face">(</text:span><text:span text:style-name="OrgSrcHighlightNumbersNumber">1.2f</text:span><text:s/>*<text:s/>g_TeapotSize<text:span text:style-name="OrgSrcRainbowDelimitersDepth3Face">)</text:span>;</text:p>
      <text:p text:style-name="OrgSrcBlock"><text:s/><text:s/><text:s/><text:s/>glPopMatrix<text:span text:style-name="OrgSrcRainbowDelimitersDepth3Face">(</text:span><text:span text:style-name="OrgSrcRainbowDelimitersDepth3Face">)</text:span>;</text:p>
      <text:p text:style-name="OrgSrcBlock"/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ティーポットを支える柱の色の指定<text:s/></text:span></text:p>
      <text:p text:style-name="OrgSrcBlock"><text:s/><text:s/><text:s/><text:s/>glMaterialfv<text:span text:style-name="OrgSrcRainbowDelimitersDepth3Face">(</text:span>GL_FRONT,<text:s/>GL_AMBIENT,<text:s/><text:s/><text:s/>ambientColor<text:span text:style-name="OrgSrcRainbowDelimitersDepth3Face">)</text:span>;</text:p>
      <text:p text:style-name="OrgSrcBlock"><text:s/><text:s/><text:s/><text:s/>glMaterialfv<text:span text:style-name="OrgSrcRainbowDelimitersDepth3Face">(</text:span>GL_FRONT,<text:s/>GL_DIFFUSE,<text:s/><text:s/><text:s/>diffuseColor<text:span text:style-name="OrgSrcRainbowDelimitersDepth3Face">)</text:span>;</text:p>
      <text:p text:style-name="OrgSrcBlock"><text:s/><text:s/><text:s/><text:s/>glMaterialfv<text:span text:style-name="OrgSrcRainbowDelimitersDepth3Face">(</text:span>GL_FRONT,<text:s/>GL_SPECULAR,<text:s/><text:s/>specularColor<text:span text:style-name="OrgSrcRainbowDelimitersDepth3Face">)</text:span>;</text:p>
      <text:p text:style-name="OrgSrcBlock"><text:s/><text:s/><text:s/><text:s/>glMaterialfv<text:span text:style-name="OrgSrcRainbowDelimitersDepth3Face">(</text:span>GL_FRONT,<text:s/>GL_SHININESS,<text:s/>&amp;shininess<text:span text:style-name="OrgSrcRainbowDelimitersDepth3Face">)</text:span>;</text:p>
      <text:p text:style-name="OrgSrcBlock"/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ティーポットを支える柱の描画</text:span></text:p>
      <text:p text:style-name="OrgSrcBlock"><text:s/><text:s/><text:s/><text:s/>glPushMatrix<text:span text:style-name="OrgSrcRainbowDelimitersDepth3Face">(</text:span><text:span text:style-name="OrgSrcRainbowDelimitersDepth3Face">)</text:span>;</text:p>
      <text:p text:style-name="OrgSrcBlock"><text:s/><text:s/><text:s/><text:s/>glRotatef<text:span text:style-name="OrgSrcRainbowDelimitersDepth3Face">(</text:span>g_RotationDegree,<text:s/><text:span text:style-name="OrgSrcHighlightNumbersNumber">0</text:span>,<text:s/><text:span text:style-name="OrgSrcHighlightNumbersNumber">1</text:span>,<text:s/><text:span text:style-name="OrgSrcHighlightNumbersNumber">0</text:span><text:span text:style-name="OrgSrcRainbowDelimitersDepth3Face">)</text:span>;</text:p>
      <text:p text:style-name="OrgSrcBlock"><text:s/><text:s/><text:s/><text:s/>glTranslatef<text:span text:style-name="OrgSrcRainbowDelimitersDepth3Face">(</text:span>xPos,<text:s/>-<text:span text:style-name="OrgSrcHighlightNumbersNumber">1.f</text:span>,<text:s/>zPos<text:span text:style-name="OrgSrcRainbowDelimitersDepth3Face">)</text:span>;</text:p>
      <text:p text:style-name="OrgSrcBlock"><text:s/><text:s/><text:s/><text:s/>displayCylinder<text:span text:style-name="OrgSrcRainbowDelimitersDepth3Face">(</text:span><text:span text:style-name="OrgSrcHighlightNumbersNumber">0.3f</text:span>,<text:s/>yPos<text:s/>+<text:s/><text:span text:style-name="OrgSrcHighlightNumbersNumber">1.f</text:span>,<text:s/><text:span text:style-name="OrgSrcHighlightNumbersNumber">32</text:span><text:span text:style-name="OrgSrcRainbowDelimitersDepth3Face">)</text:span>;</text:p>
      <text:p text:style-name="OrgSrcBlock"><text:s/><text:s/><text:s/><text:s/>glPopMatrix<text:span text:style-name="OrgSrcRainbowDelimitersDepth3Face">(</text:span><text:span text:style-name="OrgSrcRainbowDelimitersDepth3Face">)</text:span>;</text:p>
      <text:p text:style-name="OrgSrcBlock"><text:s/><text:s/><text:span text:style-name="OrgSrcRainbowDelimitersDepth2Face">}</text:span></text:p>
      <text:p text:style-name="OrgSrcBlock"/>
      <text:p text:style-name="OrgSrcBlock"><text:s/><text:s/>glutSwapBuffers<text:span text:style-name="OrgSrcRainbowDelimitersDepth2Face">(</text:span><text:span text:style-name="OrgSrcRainbowDelimitersDepth2Face">)</text:span>;</text:p>
      <text:p text:style-name="OrgSrcBlock"><text:span text:style-name="OrgSrcRainbowDelimitersDepth1Face">}</text:span></text:p>
      <text:p text:style-name="OrgSrcBlock"/>
      <text:p text:style-name="OrgSrcBlock"><text:span text:style-name="OrgSrcFontLockTypeFace">floa</text:span><text:span text:style-name="OrgSrcFontLockTypeFace">t</text:span><text:s/><text:span text:style-name="OrgSrcFontLockFunctionNameFace">frand</text:span><text:span text:style-name="OrgSrcRainbowDelimitersDepth1Face">(</text:span><text:span text:style-name="OrgSrcRainbowDelimitersDepth1Face">)</text:span><text:s/><text:span text:style-name="OrgSrcRainbowDelimitersDepth1Face">{</text:span><text:s/><text:span text:style-name="OrgSrcFontLockKeywordFace">return</text:span><text:s/>rand<text:span text:style-name="OrgSrcRainbowDelimitersDepth2Face">(</text:span><text:span text:style-name="OrgSrcRainbowDelimitersDepth2Face">)</text:span><text:s/>/<text:s/><text:span text:style-name="OrgSrcRainbowDelimitersDepth2Face">(</text:span><text:span text:style-name="OrgSrcFontLockTypeFace">float</text:span><text:span text:style-name="OrgSrcRainbowDelimitersDepth2Face">)</text:span>RAND_MAX;<text:s/><text:span text:style-name="OrgSrcRainbowDelimitersDepth1Face">}</text:span>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初期設定を行う関数</text:span></text:p>
      <text:p text:style-name="OrgSrcBlock"><text:span text:style-name="OrgSrcFontLockTypeFace">v</text:span><text:span text:style-name="OrgSrcFontLockTypeFace">oi</text:span><text:span text:style-name="OrgSrcFontLockTypeFace">d</text:span><text:s/><text:span text:style-name="OrgSrcFontLockFunctionNameFace">init</text:span><text:span text:style-name="OrgSrcRainbowDelimitersDepth1Face">(</text:span><text:span text:style-name="OrgSrcRainbowDelimitersDepth1Face">)</text:span><text:s/><text:span text:style-name="OrgSrcRainbowDelimitersDepth1Face">{</text:span></text:p>
      <text:p text:style-name="OrgSrcBlock"><text:s/><text:s/>glClearColor<text:span text:style-name="OrgSrcRainbowDelimitersDepth2Face">(</text:span><text:span text:style-name="OrgSrcHighlightNumbersNumber">1</text:span>,<text:s/><text:span text:style-name="OrgSrcHighlightNumbersNumber">1</text:span>,<text:s/><text:span text:style-name="OrgSrcHighlightNumbersNumber">1</text:span>,<text:s/><text:span text:style-name="OrgSrcHighlightNumbersNumber">1</text:span><text:span text:style-name="OrgSrcRainbowDelimitersDepth2Face">)</text:span>;</text:p>
      <text:p text:style-name="OrgSrcBlock"><text:s/><text:s/>glClearDepth<text:span text:style-name="OrgSrcRainbowDelimitersDepth2Face">(</text:span><text:span text:style-name="OrgSrcHighlightNumbersNumber">100.f</text:span><text:span text:style-name="OrgSrcRainbowDelimitersDepth2Face">)</text:span>;</text:p>
      <text:p text:style-name="OrgSrcBlock"/>
      <text:p text:style-name="OrgSrcBlock"><text:s/><text:s/><text:span text:style-name="OrgSrcFontLockTypeFace">floa</text:span><text:span text:style-name="OrgSrcFontLockTypeFace">t</text:span><text:s/><text:span text:style-name="OrgSrcFontLockVariableNameFace">lightAmbientColor0</text:span><text:span text:style-name="OrgSrcRainbowDelimitersDepth2Face">[</text:span><text:span text:style-name="OrgSrcRainbowDelimitersDepth2Face">]</text:span><text:s/>=<text:s/><text:span text:style-name="OrgSrcRainbowDelimitersDepth2Face">{</text:span><text:s/><text:span text:style-name="OrgSrcHighlightNumbersNumber">0.2f</text:span>,<text:s/><text:span text:style-name="OrgSrcHighlightNumbersNumber">0.2f</text:span>,<text:s/><text:span text:style-name="OrgSrcHighlightNumbersNumber">0.2f</text:span>,<text:s/><text:span text:style-name="OrgSrcHighlightNumbersNumber">0.0f</text:span><text:s/><text:span text:style-name="OrgSrcRainbowDelimitersDepth2Face">}</text:span>;</text:p>
      <text:p text:style-name="OrgSrcBlock"><text:s/><text:s/><text:span text:style-name="OrgSrcFontLockTypeFace">floa</text:span><text:span text:style-name="OrgSrcFontLockTypeFace">t</text:span><text:s/><text:span text:style-name="OrgSrcFontLockVariableNameFace">lightDiffuseColor0</text:span><text:span text:style-name="OrgSrcRainbowDelimitersDepth2Face">[</text:span><text:span text:style-name="OrgSrcRainbowDelimitersDepth2Face">]</text:span><text:s/>=<text:s/><text:span text:style-name="OrgSrcRainbowDelimitersDepth2Face">{</text:span><text:s/><text:span text:style-name="OrgSrcHighlightNumbersNumber">0.4f</text:span>,<text:s/><text:span text:style-name="OrgSrcHighlightNumbersNumber">0.4f</text:span>,<text:s/><text:span text:style-name="OrgSrcHighlightNumbersNumber">0.4f</text:span>,<text:s/><text:span text:style-name="OrgSrcHighlightNumbersNumber">0.0f</text:span><text:s/><text:span text:style-name="OrgSrcRainbowDelimitersDepth2Face">}</text:span>;</text:p>
      <text:p text:style-name="OrgSrcBlock"><text:s/><text:s/><text:span text:style-name="OrgSrcFontLockTypeFace">floa</text:span><text:span text:style-name="OrgSrcFontLockTypeFace">t</text:span><text:s/><text:span text:style-name="OrgSrcFontLockVariableNameFace">lightSpecularColor0</text:span><text:span text:style-name="OrgSrcRainbowDelimitersDepth2Face">[</text:span><text:span text:style-name="OrgSrcRainbowDelimitersDepth2Face">]</text:span><text:s/>=<text:s/><text:span text:style-name="OrgSrcRainbowDelimitersDepth2Face">{</text:span><text:s/><text:span text:style-name="OrgSrcHighlightNumbersNumber">0.8f</text:span>,<text:s/><text:span text:style-name="OrgSrcHighlightNumbersNumber">0.8f</text:span>,<text:s/><text:span text:style-name="OrgSrcHighlightNumbersNumber">0.8f</text:span>,<text:s/><text:span text:style-name="OrgSrcHighlightNumbersNumber">0.0f</text:span><text:s/><text:span text:style-name="OrgSrcRainbowDelimitersDepth2Face">}</text:span>;</text:p>
      <text:p text:style-name="OrgSrcBlock"><text:s/><text:s/><text:span text:style-name="OrgSrcFontLockTypeFace">floa</text:span><text:span text:style-name="OrgSrcFontLockTypeFace">t</text:span><text:s/><text:span text:style-name="OrgSrcFontLockVariableNameFace">lightPosition0</text:span><text:span text:style-name="OrgSrcRainbowDelimitersDepth2Face">[</text:span><text:span text:style-name="OrgSrcRainbowDelimitersDepth2Face">]</text:span><text:s/>=<text:s/><text:span text:style-name="OrgSrcRainbowDelimitersDepth2Face">{</text:span><text:s/><text:span text:style-name="OrgSrcHighlightNumbersNumber">5.0f</text:span>,<text:s/><text:span text:style-name="OrgSrcHighlightNumbersNumber">5.0f</text:span>,<text:s/><text:span text:style-name="OrgSrcHighlightNumbersNumber">8.0f</text:span>,<text:s/><text:span text:style-name="OrgSrcHighlightNumbersNumber">0.0f</text:span><text:s/><text:span text:style-name="OrgSrcRainbowDelimitersDepth2Face">}</text:span>;</text:p>
      <text:p text:style-name="OrgSrcBlock"/>
      <text:p text:style-name="OrgSrcBlock"><text:s/><text:s/><text:span text:style-name="OrgSrcFontLockTypeFace">floa</text:span><text:span text:style-name="OrgSrcFontLockTypeFace">t</text:span><text:s/><text:span text:style-name="OrgSrcFontLockVariableNameFace">lightAmbientColor1</text:span><text:span text:style-name="OrgSrcRainbowDelimitersDepth2Face">[</text:span><text:span text:style-name="OrgSrcRainbowDelimitersDepth2Face">]</text:span><text:s/>=<text:s/><text:span text:style-name="OrgSrcRainbowDelimitersDepth2Face">{</text:span><text:s/><text:span text:style-name="OrgSrcHighlightNumbersNumber">0.2f</text:span>,<text:s/><text:span text:style-name="OrgSrcHighlightNumbersNumber">0.2f</text:span>,<text:s/><text:span text:style-name="OrgSrcHighlightNumbersNumber">0.2f</text:span>,<text:s/><text:span text:style-name="OrgSrcHighlightNumbersNumber">0.0f</text:span><text:s/><text:span text:style-name="OrgSrcRainbowDelimitersDepth2Face">}</text:span>;</text:p>
      <text:p text:style-name="OrgSrcBlock"><text:s/><text:s/><text:span text:style-name="OrgSrcFontLockTypeFace">floa</text:span><text:span text:style-name="OrgSrcFontLockTypeFace">t</text:span><text:s/><text:span text:style-name="OrgSrcFontLockVariableNameFace">lightDiffuseColor1</text:span><text:span text:style-name="OrgSrcRainbowDelimitersDepth2Face">[</text:span><text:span text:style-name="OrgSrcRainbowDelimitersDepth2Face">]</text:span><text:s/>=<text:s/><text:span text:style-name="OrgSrcRainbowDelimitersDepth2Face">{</text:span><text:s/><text:span text:style-name="OrgSrcHighlightNumbersNumber">0.4f</text:span>,<text:s/><text:span text:style-name="OrgSrcHighlightNumbersNumber">0.4f</text:span>,<text:s/><text:span text:style-name="OrgSrcHighlightNumbersNumber">0.4f</text:span>,<text:s/><text:span text:style-name="OrgSrcHighlightNumbersNumber">0.0f</text:span><text:s/><text:span text:style-name="OrgSrcRainbowDelimitersDepth2Face">}</text:span>;</text:p>
      <text:p text:style-name="OrgSrcBlock"><text:s/><text:s/><text:span text:style-name="OrgSrcFontLockTypeFace">floa</text:span><text:span text:style-name="OrgSrcFontLockTypeFace">t</text:span><text:s/><text:span text:style-name="OrgSrcFontLockVariableNameFace">lightSpecularColor1</text:span><text:span text:style-name="OrgSrcRainbowDelimitersDepth2Face">[</text:span><text:span text:style-name="OrgSrcRainbowDelimitersDepth2Face">]</text:span><text:s/>=<text:s/><text:span text:style-name="OrgSrcRainbowDelimitersDepth2Face">{</text:span><text:s/><text:span text:style-name="OrgSrcHighlightNumbersNumber">0.8f</text:span>,<text:s/><text:span text:style-name="OrgSrcHighlightNumbersNumber">0.8f</text:span>,<text:s/><text:span text:style-name="OrgSrcHighlightNumbersNumber">0.8f</text:span>,<text:s/><text:span text:style-name="OrgSrcHighlightNumbersNumber">0.0f</text:span><text:s/><text:span text:style-name="OrgSrcRainbowDelimitersDepth2Face">}</text:span>;</text:p>
      <text:p text:style-name="OrgSrcBlock"><text:s/><text:s/><text:span text:style-name="OrgSrcFontLockTypeFace">floa</text:span><text:span text:style-name="OrgSrcFontLockTypeFace">t</text:span><text:s/><text:span text:style-name="OrgSrcFontLockVariableNameFace">lightPosition1</text:span><text:span text:style-name="OrgSrcRainbowDelimitersDepth2Face">[</text:span><text:span text:style-name="OrgSrcRainbowDelimitersDepth2Face">]</text:span><text:s/>=<text:s/><text:span text:style-name="OrgSrcRainbowDelimitersDepth2Face">{</text:span><text:s/>-<text:span text:style-name="OrgSrcHighlightNumbersNumber">5.0f</text:span>,<text:s/><text:span text:style-name="OrgSrcHighlightNumbersNumber">2.0f</text:span>,<text:s/><text:span text:style-name="OrgSrcHighlightNumbersNumber">3.0f</text:span>,<text:s/><text:span text:style-name="OrgSrcHighlightNumbersNumber">0.0f</text:span><text:s/><text:span text:style-name="OrgSrcRainbowDelimitersDepth2Face">}</text:span>;</text:p>
      <text:p text:style-name="OrgSrcBlock"/>
      <text:p text:style-name="OrgSrcBlock"><text:s/><text:s/>glEnable<text:span text:style-name="OrgSrcRainbowDelimitersDepth2Face">(</text:span>GL_LIGHTING<text:span text:style-name="OrgSrcRainbowDelimitersDepth2Face">)</text:span>;</text:p>
      <text:p text:style-name="OrgSrcBlock"/>
      <text:p text:style-name="OrgSrcBlock"><text:s/><text:s/>glEnable<text:span text:style-name="OrgSrcRainbowDelimitersDepth2Face">(</text:span>GL_LIGHT0<text:span text:style-name="OrgSrcRainbowDelimitersDepth2Face">)</text:span>;</text:p>
      <text:p text:style-name="OrgSrcBlock"><text:s/><text:s/>glLightfv<text:span text:style-name="OrgSrcRainbowDelimitersDepth2Face">(</text:span>GL_LIGHT0,<text:s/>GL_AMBIENT,<text:s/>lightAmbientColor0<text:span text:style-name="OrgSrcRainbowDelimitersDepth2Face">)</text:span>;</text:p>
      <text:p text:style-name="OrgSrcBlock"><text:s/><text:s/>glLightfv<text:span text:style-name="OrgSrcRainbowDelimitersDepth2Face">(</text:span>GL_LIGHT0,<text:s/>GL_DIFFUSE,<text:s/>lightDiffuseColor0<text:span text:style-name="OrgSrcRainbowDelimitersDepth2Face">)</text:span>;</text:p>
      <text:p text:style-name="OrgSrcBlock"><text:s/><text:s/>glLightfv<text:span text:style-name="OrgSrcRainbowDelimitersDepth2Face">(</text:span>GL_LIGHT0,<text:s/>GL_SPECULAR,<text:s/>lightSpecularColor0<text:span text:style-name="OrgSrcRainbowDelimitersDepth2Face">)</text:span>;</text:p>
      <text:p text:style-name="OrgSrcBlock"><text:s/><text:s/>glLightfv<text:span text:style-name="OrgSrcRainbowDelimitersDepth2Face">(</text:span>GL_LIGHT0,<text:s/>GL_POSITION,<text:s/>lightPosition0<text:span text:style-name="OrgSrcRainbowDelimitersDepth2Face">)</text:span>;</text:p>
      <text:p text:style-name="OrgSrcBlock"/>
      <text:p text:style-name="OrgSrcBlock"><text:s/><text:s/>glEnable<text:span text:style-name="OrgSrcRainbowDelimitersDepth2Face">(</text:span>GL_LIGHT1<text:span text:style-name="OrgSrcRainbowDelimitersDepth2Face">)</text:span>;</text:p>
      <text:p text:style-name="OrgSrcBlock"><text:s/><text:s/>glLightfv<text:span text:style-name="OrgSrcRainbowDelimitersDepth2Face">(</text:span>GL_LIGHT1,<text:s/>GL_AMBIENT,<text:s/>lightAmbientColor1<text:span text:style-name="OrgSrcRainbowDelimitersDepth2Face">)</text:span>;</text:p>
      <text:p text:style-name="OrgSrcBlock"><text:s/><text:s/>glLightfv<text:span text:style-name="OrgSrcRainbowDelimitersDepth2Face">(</text:span>GL_LIGHT1,<text:s/>GL_DIFFUSE,<text:s/>lightDiffuseColor1<text:span text:style-name="OrgSrcRainbowDelimitersDepth2Face">)</text:span>;</text:p>
      <text:p text:style-name="OrgSrcBlock"><text:s/><text:s/>glLightfv<text:span text:style-name="OrgSrcRainbowDelimitersDepth2Face">(</text:span>GL_LIGHT1,<text:s/>GL_SPECULAR,<text:s/>lightSpecularColor1<text:span text:style-name="OrgSrcRainbowDelimitersDepth2Face">)</text:span>;</text:p>
      <text:p text:style-name="OrgSrcBlock"><text:s/><text:s/>glLightfv<text:span text:style-name="OrgSrcRainbowDelimitersDepth2Face">(</text:span>GL_LIGHT1,<text:s/>GL_POSITION,<text:s/>lightPosition1<text:span text:style-name="OrgSrcRainbowDelimitersDepth2Face">)</text:span>;</text:p>
      <text:p text:style-name="OrgSrcBlock"/>
      <text:p text:style-name="OrgSrcBlock"><text:s/><text:s/>srand<text:span text:style-name="OrgSrcRainbowDelimitersDepth2Face">(</text:span><text:span text:style-name="OrgSrcHighlightNumbersNumber">0</text:span><text:span text:style-name="OrgSrcRainbowDelimitersDepth2Face">)</text:span>;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個々のティーポットの色を設定する処理<text:s/>乱数で決めている</text:span></text:p>
      <text:p text:style-name="OrgSrcBlock"><text:s/><text:s/><text:span text:style-name="OrgSrcFontLockKeywordFace">f</text:span><text:span text:style-name="OrgSrcFontLockKeywordFace">or</text:span><text:s/><text:span text:style-name="OrgSrcRainbowDelimitersDepth2Face">(</text:span><text:span text:style-name="OrgSrcFontLockTypeFace">in</text:span><text:span text:style-name="OrgSrcFontLockTypeFace">t</text:span><text:s/><text:span text:style-name="OrgSrcFontLockVariableNameFace">i</text:span><text:s/>=<text:s/><text:span text:style-name="OrgSrcHighlightNumbersNumber">0</text:span>;<text:s/>i<text:s/>&lt;<text:s/>g_NumTeapots;<text:s/>i++<text:span text:style-name="OrgSrcRainbowDelimitersDepth2Face">)</text:span><text:s/><text:span text:style-name="OrgSrcRainbowDelimitersDepth2Face">{</text:span></text:p>
      <text:p text:style-name="OrgSrcBlock"><text:s/><text:s/><text:s/><text:s/>g_Teapots<text:span text:style-name="OrgSrcRainbowDelimitersDepth3Face">[</text:span>i<text:span text:style-name="OrgSrcRainbowDelimitersDepth3Face">]</text:span>.ambient.r<text:s/>=<text:s/><text:span text:style-name="OrgSrcHighlightNumbersNumber">0.2f</text:span><text:s/>*<text:s/>frand<text:span text:style-name="OrgSrcRainbowDelimitersDepth3Face">(</text:span><text:span text:style-name="OrgSrcRainbowDelimitersDepth3Face">)</text:span>;</text:p>
      <text:p text:style-name="OrgSrcBlock"><text:s/><text:s/><text:s/><text:s/>g_Teapots<text:span text:style-name="OrgSrcRainbowDelimitersDepth3Face">[</text:span>i<text:span text:style-name="OrgSrcRainbowDelimitersDepth3Face">]</text:span>.ambient.g<text:s/>=<text:s/><text:span text:style-name="OrgSrcHighlightNumbersNumber">0.2f</text:span><text:s/>*<text:s/>frand<text:span text:style-name="OrgSrcRainbowDelimitersDepth3Face">(</text:span><text:span text:style-name="OrgSrcRainbowDelimitersDepth3Face">)</text:span>;</text:p>
      <text:p text:style-name="OrgSrcBlock"><text:s/><text:s/><text:s/><text:s/>g_Teapots<text:span text:style-name="OrgSrcRainbowDelimitersDepth3Face">[</text:span>i<text:span text:style-name="OrgSrcRainbowDelimitersDepth3Face">]</text:span>.ambient.b<text:s/>=<text:s/><text:span text:style-name="OrgSrcHighlightNumbersNumber">0.2f</text:span><text:s/>*<text:s/>frand<text:span text:style-name="OrgSrcRainbowDelimitersDepth3Face">(</text:span><text:span text:style-name="OrgSrcRainbowDelimitersDepth3Face">)</text:span>;</text:p>
      <text:p text:style-name="OrgSrcBlock"><text:s/><text:s/><text:s/><text:s/>g_Teapots<text:span text:style-name="OrgSrcRainbowDelimitersDepth3Face">[</text:span>i<text:span text:style-name="OrgSrcRainbowDelimitersDepth3Face">]</text:span>.ambient.a<text:s/>=<text:s/><text:span text:style-name="OrgSrcHighlightNumbersNumber">1.f</text:span>;</text:p>
      <text:p text:style-name="OrgSrcBlock"/>
      <text:p text:style-name="OrgSrcBlock"><text:s/><text:s/><text:s/><text:s/>g_Teapots<text:span text:style-name="OrgSrcRainbowDelimitersDepth3Face">[</text:span>i<text:span text:style-name="OrgSrcRainbowDelimitersDepth3Face">]</text:span>.diffuse.r<text:s/>=<text:s/><text:span text:style-name="OrgSrcHighlightNumbersNumber">0.2f</text:span><text:s/>*<text:s/>frand<text:span text:style-name="OrgSrcRainbowDelimitersDepth3Face">(</text:span><text:span text:style-name="OrgSrcRainbowDelimitersDepth3Face">)</text:span><text:s/>+<text:s/><text:span text:style-name="OrgSrcHighlightNumbersNumber">0.8f</text:span>;</text:p>
      <text:p text:style-name="OrgSrcBlock"><text:s/><text:s/><text:s/><text:s/>g_Teapots<text:span text:style-name="OrgSrcRainbowDelimitersDepth3Face">[</text:span>i<text:span text:style-name="OrgSrcRainbowDelimitersDepth3Face">]</text:span>.diffuse.g<text:s/>=<text:s/><text:span text:style-name="OrgSrcHighlightNumbersNumber">0.2f</text:span><text:s/>*<text:s/>frand<text:span text:style-name="OrgSrcRainbowDelimitersDepth3Face">(</text:span><text:span text:style-name="OrgSrcRainbowDelimitersDepth3Face">)</text:span><text:s/>+<text:s/><text:span text:style-name="OrgSrcHighlightNumbersNumber">0.8f</text:span>;</text:p>
      <text:p text:style-name="OrgSrcBlock"><text:s/><text:s/><text:s/><text:s/>g_Teapots<text:span text:style-name="OrgSrcRainbowDelimitersDepth3Face">[</text:span>i<text:span text:style-name="OrgSrcRainbowDelimitersDepth3Face">]</text:span>.diffuse.b<text:s/>=<text:s/><text:span text:style-name="OrgSrcHighlightNumbersNumber">0.2f</text:span><text:s/>*<text:s/>frand<text:span text:style-name="OrgSrcRainbowDelimitersDepth3Face">(</text:span><text:span text:style-name="OrgSrcRainbowDelimitersDepth3Face">)</text:span><text:s/>+<text:s/><text:span text:style-name="OrgSrcHighlightNumbersNumber">0.8f</text:span>;</text:p>
      <text:p text:style-name="OrgSrcBlock"><text:s/><text:s/><text:s/><text:s/>g_Teapots<text:span text:style-name="OrgSrcRainbowDelimitersDepth3Face">[</text:span>i<text:span text:style-name="OrgSrcRainbowDelimitersDepth3Face">]</text:span>.diffuse.a<text:s/>=<text:s/><text:span text:style-name="OrgSrcHighlightNumbersNumber">1.f</text:span>;</text:p>
      <text:p text:style-name="OrgSrcBlock"/>
      <text:p text:style-name="OrgSrcBlock"><text:s/><text:s/><text:s/><text:s/>g_Teapots<text:span text:style-name="OrgSrcRainbowDelimitersDepth3Face">[</text:span>i<text:span text:style-name="OrgSrcRainbowDelimitersDepth3Face">]</text:span>.specular.r<text:s/>=<text:s/><text:span text:style-name="OrgSrcHighlightNumbersNumber">0.3f</text:span><text:s/>*<text:s/>frand<text:span text:style-name="OrgSrcRainbowDelimitersDepth3Face">(</text:span><text:span text:style-name="OrgSrcRainbowDelimitersDepth3Face">)</text:span><text:s/>+<text:s/><text:span text:style-name="OrgSrcHighlightNumbersNumber">0.2f</text:span>;</text:p>
      <text:p text:style-name="OrgSrcBlock"><text:s/><text:s/><text:s/><text:s/>g_Teapots<text:span text:style-name="OrgSrcRainbowDelimitersDepth3Face">[</text:span>i<text:span text:style-name="OrgSrcRainbowDelimitersDepth3Face">]</text:span>.specular.g<text:s/>=<text:s/><text:span text:style-name="OrgSrcHighlightNumbersNumber">0.3f</text:span><text:s/>*<text:s/>frand<text:span text:style-name="OrgSrcRainbowDelimitersDepth3Face">(</text:span><text:span text:style-name="OrgSrcRainbowDelimitersDepth3Face">)</text:span><text:s/>+<text:s/><text:span text:style-name="OrgSrcHighlightNumbersNumber">0.2f</text:span>;</text:p>
      <text:p text:style-name="OrgSrcBlock"><text:s/><text:s/><text:s/><text:s/>g_Teapots<text:span text:style-name="OrgSrcRainbowDelimitersDepth3Face">[</text:span>i<text:span text:style-name="OrgSrcRainbowDelimitersDepth3Face">]</text:span>.specular.b<text:s/>=<text:s/><text:span text:style-name="OrgSrcHighlightNumbersNumber">0.3f</text:span><text:s/>*<text:s/>frand<text:span text:style-name="OrgSrcRainbowDelimitersDepth3Face">(</text:span><text:span text:style-name="OrgSrcRainbowDelimitersDepth3Face">)</text:span><text:s/>+<text:s/><text:span text:style-name="OrgSrcHighlightNumbersNumber">0.2f</text:span>;</text:p>
      <text:p text:style-name="OrgSrcBlock"><text:s/><text:s/><text:s/><text:s/>g_Teapots<text:span text:style-name="OrgSrcRainbowDelimitersDepth3Face">[</text:span>i<text:span text:style-name="OrgSrcRainbowDelimitersDepth3Face">]</text:span>.specular.a<text:s/>=<text:s/><text:span text:style-name="OrgSrcHighlightNumbersNumber">1.f</text:span>;</text:p>
      <text:p text:style-name="OrgSrcBlock"/>
      <text:p text:style-name="OrgSrcBlock"><text:s/><text:s/><text:s/><text:s/>g_Teapots<text:span text:style-name="OrgSrcRainbowDelimitersDepth3Face">[</text:span>i<text:span text:style-name="OrgSrcRainbowDelimitersDepth3Face">]</text:span>.shininess<text:s/>=<text:s/><text:span text:style-name="OrgSrcHighlightNumbersNumber">2.f</text:span><text:s/>+<text:s/><text:span text:style-name="OrgSrcHighlightNumbersNumber">30</text:span><text:s/>*<text:s/>frand<text:span text:style-name="OrgSrcRainbowDelimitersDepth3Face">(</text:span><text:span text:style-name="OrgSrcRainbowDelimitersDepth3Face">)</text:span>;</text:p>
      <text:p text:style-name="OrgSrcBlock"/>
      <text:p text:style-name="OrgSrcBlock"><text:s/><text:s/><text:s/><text:s/>g_Teapots<text:span text:style-name="OrgSrcRainbowDelimitersDepth3Face">[</text:span>i<text:span text:style-name="OrgSrcRainbowDelimitersDepth3Face">]</text:span>.angle<text:s/>=<text:s/><text:span text:style-name="OrgSrcHighlightNumbersNumber">15</text:span><text:s/>*<text:s/><text:span text:style-name="OrgSrcRainbowDelimitersDepth3Face">(</text:span><text:span text:style-name="OrgSrcHighlightNumbersNumber">2.f</text:span><text:s/>*<text:s/>frand<text:span text:style-name="OrgSrcRainbowDelimitersDepth4Face">(</text:span><text:span text:style-name="OrgSrcRainbowDelimitersDepth4Face">)</text:span><text:s/>-<text:s/><text:span text:style-name="OrgSrcHighlightNumbersNumber">1.f</text:span><text:span text:style-name="OrgSrcRainbowDelimitersDepth3Face">)</text:span>;</text:p>
      <text:p text:style-name="OrgSrcBlock"><text:s/><text:s/><text:span text:style-name="OrgSrcRainbowDelimitersDepth2Face">}</text:span></text:p>
      <text:p text:style-name="OrgSrcBlock"/>
      <text:p text:style-name="OrgSrcBlock"><text:s/><text:s/>glEnable<text:span text:style-name="OrgSrcRainbowDelimitersDepth2Face">(</text:span>GL_DEPTH_TEST<text:span text:style-name="OrgSrcRainbowDelimitersDepth2Face">)</text:span>;</text:p>
      <text:p text:style-name="OrgSrcBlock"><text:span text:style-name="OrgSrcRainbowDelimitersDepth1Face">}</text:span>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一定時間ごとに実行される関数</text:span></text:p>
      <text:p text:style-name="OrgSrcBlock"><text:span text:style-name="OrgSrcFontLockTypeFace">v</text:span><text:span text:style-name="OrgSrcFontLockTypeFace">oi</text:span><text:span text:style-name="OrgSrcFontLockTypeFace">d</text:span><text:s/><text:span text:style-name="OrgSrcFontLockFunctionNameFace">timer</text:span><text:span text:style-name="OrgSrcRainbowDelimitersDepth1Face">(</text:span><text:span text:style-name="OrgSrcFontLockTypeFace">int</text:span><text:s/><text:span text:style-name="OrgSrcFontLockVariableNameFace">val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回転角度の更新</text:span></text:p>
      <text:p text:style-name="OrgSrcBlock"><text:s/><text:s/>g_RotationDegree<text:s/>+=<text:s/>g_DeltaRotationDegree;</text:p>
      <text:p text:style-name="OrgSrcBlock"/>
      <text:p text:style-name="OrgSrcBlock"><text:s/><text:s/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rotationRad</text:span><text:s/>=<text:s/><text:span text:style-name="OrgSrcHighlightNumbersNumber">2.f</text:span><text:s/>*<text:s/>g_RotationDegree<text:s/>*<text:s/>M_PI<text:s/>/<text:s/><text:span text:style-name="OrgSrcHighlightNumbersNumber">180.f</text:span>;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★<text:s/>下のコードでは視点が固定だけど</text:span></text:p>
      <text:p text:style-name="OrgSrcBlock"><text:s/><text:s/><text:span text:style-name="OrgSrcFontLockCommentDelimiterFace">//<text:s/></text:span><text:span text:style-name="OrgSrcFontLockCommentFace">ここで<text:s/><text:s/>g_EyeY<text:s/>と<text:s/>g_EyeZ<text:s/>の値を変えることで視点位置を変化させることができる</text:span></text:p>
      <text:p text:style-name="OrgSrcBlock"><text:s/><text:s/>g_EyeY<text:s/>=<text:s/>g_EyeCenterY<text:s/>*<text:s/><text:span text:style-name="OrgSrcRainbowDelimitersDepth2Face">(</text:span><text:span text:style-name="OrgSrcHighlightNumbersNumber">1.0</text:span><text:s/>+<text:s/>sinf<text:span text:style-name="OrgSrcRainbowDelimitersDepth3Face">(</text:span><text:span text:style-name="OrgSrcHighlightNumbersNumber">0.05</text:span><text:s/><text:s/>*<text:s/>g_RotationDegree<text:span text:style-name="OrgSrcRainbowDelimitersDepth3Face">)</text:span><text:span text:style-name="OrgSrcRainbowDelimitersDepth2Face">)</text:span>;</text:p>
      <text:p text:style-name="OrgSrcBlock"><text:s/><text:s/>g_EyeZ<text:s/>=<text:s/>g_EyeCenterZ<text:s/>*<text:s/><text:span text:style-name="OrgSrcRainbowDelimitersDepth2Face">(</text:span><text:span text:style-name="OrgSrcHighlightNumbersNumber">1</text:span><text:s/>+<text:s/><text:span text:style-name="OrgSrcHighlightNumbersNumber">0.05</text:span><text:s/>*<text:s/><text:s/>sinf<text:span text:style-name="OrgSrcRainbowDelimitersDepth3Face">(</text:span><text:span text:style-name="OrgSrcHighlightNumbersNumber">0.05</text:span><text:s/><text:s/>*<text:s/>g_RotationDegree<text:span text:style-name="OrgSrcRainbowDelimitersDepth3Face">)</text:span><text:span text:style-name="OrgSrcRainbowDelimitersDepth2Face">)</text:span>;</text:p>
      <text:p text:style-name="OrgSrcBlock"/>
      <text:p text:style-name="OrgSrcBlock"><text:s/><text:s/>glutPostRedisplay<text:span text:style-name="OrgSrcRainbowDelimitersDepth2Face">(</text:span><text:span text:style-name="OrgSrcRainbowDelimitersDepth2Face">)</text:span>;</text:p>
      <text:p text:style-name="OrgSrcBlock"/>
      <text:p text:style-name="OrgSrcBlock"><text:s/><text:s/>glutTimerFunc<text:span text:style-name="OrgSrcRainbowDelimitersDepth2Face">(</text:span>g_AnimationIntervalMsec,<text:s/>timer,<text:s/>val<text:span text:style-name="OrgSrcRainbowDelimitersDepth2Face">)</text:span>;</text:p>
      <text:p text:style-name="OrgSrcBlock"><text:span text:style-name="OrgSrcRainbowDelimitersDepth1Face">}</text:span>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ウィンドウサイズが変更されたときの処理</text:span></text:p>
      <text:p text:style-name="OrgSrcBlock"><text:span text:style-name="OrgSrcFontLockTypeFace">v</text:span><text:span text:style-name="OrgSrcFontLockTypeFace">oi</text:span><text:span text:style-name="OrgSrcFontLockTypeFace">d</text:span><text:s/><text:span text:style-name="OrgSrcFontLockFunctionNameFace">reshape</text:span><text:span text:style-name="OrgSrcRainbowDelimitersDepth1Face">(</text:span><text:span text:style-name="OrgSrcFontLockTypeFace">int</text:span><text:s/><text:span text:style-name="OrgSrcFontLockVariableNameFace">w</text:span>,<text:s/><text:span text:style-name="OrgSrcFontLockTypeFace">int</text:span><text:s/><text:span text:style-name="OrgSrcFontLockVariableNameFace">h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KeywordFace">if</text:span><text:s/><text:span text:style-name="OrgSrcRainbowDelimitersDepth2Face">(</text:span>h<text:s/>&lt;<text:s/><text:span text:style-name="OrgSrcHighlightNumbersNumber">1</text:span><text:span text:style-name="OrgSrcRainbowDelimitersDepth2Face">)</text:span><text:s/><text:span text:style-name="OrgSrcFontLockKeywordFace">return</text:span>;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ビューポートをウィンドウサイズに変更</text:span></text:p>
      <text:p text:style-name="OrgSrcBlock"><text:s/><text:s/>glViewport<text:span text:style-name="OrgSrcRainbowDelimitersDepth2Face">(</text:span><text:span text:style-name="OrgSrcHighlightNumbersNumber">0</text:span>,<text:s/><text:span text:style-name="OrgSrcHighlightNumbersNumber">0</text:span>,<text:s/>w,<text:s/>h<text:span text:style-name="OrgSrcRainbowDelimitersDepth2Face">)</text:span>;</text:p>
      <text:p text:style-name="OrgSrcBlock"><text:s/><text:s/>g_WindowWidth<text:s/>=<text:s/>w;</text:p>
      <text:p text:style-name="OrgSrcBlock"><text:s/><text:s/>g_WindowHeight<text:s/>=<text:s/>h;</text:p>
      <text:p text:style-name="OrgSrcBlock"><text:span text:style-name="OrgSrcRainbowDelimitersDepth1Face">}</text:span>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<text:span text:style-name="OrgSrcRainbowDelimitersDepth1Face">(</text:span><text:span text:style-name="OrgSrcFontLockTypeFace">int</text:span><text:s/><text:span text:style-name="OrgSrcFontLockVariableNameFace">argc</text:span>,<text:s/><text:span text:style-name="OrgSrcFontLockTypeFace">char</text:span><text:s/>**<text:span text:style-name="OrgSrcFontLockVariableNameFace">argv</text:span><text:span text:style-name="OrgSrcRainbowDelimitersDepth1Face">)</text:span><text:s/><text:span text:style-name="OrgSrcRainbowDelimitersDepth1Face">{</text:span></text:p>
      <text:p text:style-name="OrgSrcBlock"><text:s/><text:s/>glutInit<text:span text:style-name="OrgSrcRainbowDelimitersDepth2Face">(</text:span>&amp;argc,<text:s/>argv<text:span text:style-name="OrgSrcRainbowDelimitersDepth2Face">)</text:span>;</text:p>
      <text:p text:style-name="OrgSrcBlock"><text:s/><text:s/>glutInitDisplayMode<text:span text:style-name="OrgSrcRainbowDelimitersDepth2Face">(</text:span>GLUT_DOUBLE<text:s/>|<text:s/>GLUT_RGB<text:s/>|<text:s/>GLUT_DEPTH<text:span text:style-name="OrgSrcRainbowDelimitersDepth2Face">)</text:span>;</text:p>
      <text:p text:style-name="OrgSrcBlock"><text:s/><text:s/>glutInitWindowSize<text:span text:style-name="OrgSrcRainbowDelimitersDepth2Face">(</text:span>g_WindowWidth,<text:s/>g_WindowHeight<text:span text:style-name="OrgSrcRainbowDelimitersDepth2Face">)</text:span>;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ウィンドウタイトルに表示する文字列を指定する場合</text:span></text:p>
      <text:p text:style-name="OrgSrcBlock"><text:s/><text:s/>glutCreateWindow<text:span text:style-name="OrgSrcRainbowDelimitersDepth2Face">(</text:span><text:span text:style-name="OrgSrcFontLockStringFace">"Teapot<text:s/>Merry-Go-Round"</text:span><text:span text:style-name="OrgSrcRainbowDelimitersDepth2Face">)</text:span>;</text:p>
      <text:p text:style-name="OrgSrcBlock"/>
      <text:p text:style-name="OrgSrcBlock"><text:s/><text:s/>glutDisplayFunc<text:span text:style-name="OrgSrcRainbowDelimitersDepth2Face">(</text:span>display<text:span text:style-name="OrgSrcRainbowDelimitersDepth2Face">)</text:span>;</text:p>
      <text:p text:style-name="OrgSrcBlock"><text:s/><text:s/>glutReshapeFunc<text:span text:style-name="OrgSrcRainbowDelimitersDepth2Face">(</text:span>reshape<text:span text:style-name="OrgSrcRainbowDelimitersDepth2Face">)</text:span>;<text:s/><text:span text:style-name="OrgSrcFontLockCommentDelimiterFace">/</text:span><text:span text:style-name="OrgSrcFontLockCommentDelimiterFace">/<text:s/></text:span><text:span text:style-name="OrgSrcFontLockCommentFace">ウィンドウサイズが変更されたときに実行される関数を指定</text:span></text:p>
      <text:p text:style-name="OrgSrcBlock"><text:s/><text:s/>glutTimerFunc<text:span text:style-name="OrgSrcRainbowDelimitersDepth2Face">(</text:span>g_AnimationIntervalMsec,<text:s/>timer,<text:s/><text:span text:style-name="OrgSrcHighlightNumbersNumber">0</text:span><text:span text:style-name="OrgSrcRainbowDelimitersDepth2Face">)</text:span>;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初期設定を行う</text:span></text:p>
      <text:p text:style-name="OrgSrcBlock"><text:s/><text:s/>init<text:span text:style-name="OrgSrcRainbowDelimitersDepth2Face">(</text:span><text:span text:style-name="OrgSrcRainbowDelimitersDepth2Face">)</text:span>;</text:p>
      <text:p text:style-name="OrgSrcBlock"/>
      <text:p text:style-name="OrgSrcBlock"><text:s/><text:s/>glutMainLoop<text:span text:style-name="OrgSrcRainbowDelimitersDepth2Face">(</text:span><text:span text:style-name="OrgSrcRainbowDelimitersDepth2Face">)</text:span>;</text:p>
      <text:p text:style-name="OrgSrcBlock"/>
      <text:p text:style-name="OrgSrcBlock"><text:s/><text:s/><text:span text:style-name="OrgSrcFontLockKeywordFace">return</text:span><text:s/><text:span text:style-name="OrgSrcHighlightNumbersNumber">0</text:span>;</text:p>
      <text:p text:style-name="OrgSrcBlockLastLine"><text:span text:style-name="OrgSrcRainbowDelimitersDepth1Face">}</text:span></text:p>
      <text:p text:style-name="OrgSrcBlockLastLine"/>
      <text:h text:style-name="Heading_20_1" text:outline-level="1" text:is-list-header="false">
<text:bookmark-start text:name="OrgXref.orga3a6a30"/>
<text:bookmark text:name="orga3a6a30"/>課題2
<text:bookmark-end text:name="OrgXref.orga3a6a30"/></text:h>
      <text:p text:style-name="Text_20_body">オリジナルのアニメーションを作った。具体的にはティーポットを爆発させました。<text:line-break/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GL/gl.h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GL/glu.h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stdlib.h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cstdlib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GL/glut.h</text:span><text:span text:style-name="OrgSrcRainbowDelimitersDepth1Face">&gt;</text:span></text:p>
      <text:p text:style-name="OrgSrcBlock"><text:span text:style-name="OrgSrcFontLockPreprocessorFace">#</text:span><text:span text:style-name="OrgSrcFontLockPreprocessorFace">define</text:span><text:s/><text:span text:style-name="OrgSrcFontLockVariableNameFace">_USE_MATH_DEFINES</text:span><text:tab/><text:span text:style-name="OrgSrcFontLockCommentDelimiterFace">//<text:s/></text:span><text:span text:style-name="OrgSrcFontLockCommentFace">Visual<text:s/>Studio<text:s/>で<text:s/>円周率として定数<text:s/>M_PI<text:s/>を使用するため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cmath</text:span><text:span text:style-name="OrgSrcRainbowDelimitersDepth1Face">&gt;</text:span></text:p>
      <text:p text:style-name="OrgSrcBlock"/>
      <text:p text:style-name="OrgSrcBlock"/>
      <text:p text:style-name="OrgSrcBlock"><text:span text:style-name="OrgSrcFontLockKeywordFace">c</text:span><text:span text:style-name="OrgSrcFontLockKeywordFace">onst</text:span><text:s/><text:span text:style-name="OrgSrcFontLockTypeFace">in</text:span><text:span text:style-name="OrgSrcFontLockTypeFace">t</text:span><text:s/><text:span text:style-name="OrgSrcFontLockVariableNameFace">g_NumBox</text:span><text:s/>=<text:s/><text:span text:style-name="OrgSrcHighlightNumbersNumber">100</text:span>;</text:p>
      <text:p text:style-name="OrgSrcBlock"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g_BigBoxSize</text:span><text:s/>=<text:s/><text:span text:style-name="OrgSrcHighlightNumbersNumber">3.f</text:span>;</text:p>
      <text:p text:style-name="OrgSrcBlock"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g_SmallBoxSize</text:span><text:s/>=<text:s/><text:span text:style-name="OrgSrcHighlightNumbersNumber">1.f</text:span>;</text:p>
      <text:p text:style-name="OrgSrcBlock"/>
      <text:p text:style-name="OrgSrcBlock"/>
      <text:p text:style-name="OrgSrcBlock"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g_EyeCenterY</text:span><text:s/>=<text:s/><text:span text:style-name="OrgSrcHighlightNumbersNumber">9.f</text:span>;</text:p>
      <text:p text:style-name="OrgSrcBlock"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g_EyeCenterZ</text:span><text:s/>=<text:s/><text:span text:style-name="OrgSrcHighlightNumbersNumber">30.f</text:span>;</text:p>
      <text:p text:style-name="OrgSrcBlock"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g_EyeRadius</text:span><text:s/>=<text:s/><text:span text:style-name="OrgSrcHighlightNumbersNumber">8.f</text:span>;</text:p>
      <text:p text:style-name="OrgSrcBlock"><text:span text:style-name="OrgSrcFontLockTypeFace">floa</text:span><text:span text:style-name="OrgSrcFontLockTypeFace">t</text:span><text:s/><text:span text:style-name="OrgSrcFontLockVariableNameFace">g_EyeY</text:span>,<text:s/><text:span text:style-name="OrgSrcFontLockVariableNameFace">g_EyeZ</text:span>;</text:p>
      <text:p text:style-name="OrgSrcBlock"/>
      <text:p text:style-name="OrgSrcBlock"><text:span text:style-name="OrgSrcFontLockKeywordFace">const</text:span><text:s/><text:span text:style-name="OrgSrcFontLockTypeFace">in</text:span><text:span text:style-name="OrgSrcFontLockTypeFace">t</text:span><text:s/><text:span text:style-name="OrgSrcFontLockVariableNameFace">g_AnimationIntervalMsec</text:span><text:s/>=<text:s/><text:span text:style-name="OrgSrcHighlightNumbersNumber">10</text:span>;</text:p>
      <text:p text:style-name="OrgSrcBlock"><text:span text:style-name="OrgSrcFontLockTypeFace">in</text:span><text:span text:style-name="OrgSrcFontLockTypeFace">t</text:span><text:s/><text:span text:style-name="OrgSrcFontLockVariableNameFace">GLtimenow</text:span><text:s/>=<text:s/><text:span text:style-name="OrgSrcHighlightNumbersNumber">0</text:span>;</text:p>
      <text:p text:style-name="OrgSrcBlock"><text:span text:style-name="OrgSrcFontLockTypeFace">in</text:span><text:span text:style-name="OrgSrcFontLockTypeFace">t</text:span><text:s/><text:span text:style-name="OrgSrcFontLockVariableNameFace">GLtimebase</text:span><text:s/>=<text:s/><text:span text:style-name="OrgSrcHighlightNumbersNumber">0</text:span>;</text:p>
      <text:p text:style-name="OrgSrcBlock"/>
      <text:p text:style-name="OrgSrcBlock"><text:span text:style-name="OrgSrcFontLockTypeFace">floa</text:span><text:span text:style-name="OrgSrcFontLockTypeFace">t</text:span><text:s/><text:span text:style-name="OrgSrcFontLockVariableNameFace">g_RotationDegree</text:span><text:s/>=<text:s/><text:span text:style-name="OrgSrcHighlightNumbersNumber">0.f</text:span>;</text:p>
      <text:p text:style-name="OrgSrcBlock"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g_DeltaRotationDegree</text:span><text:s/>=<text:s/><text:span text:style-name="OrgSrcHighlightNumbersNumber">0.3f</text:span>;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VariableNameFace">g_WindowWidth</text:span><text:s/>=<text:s/><text:span text:style-name="OrgSrcHighlightNumbersNumber">512</text:span>;</text:p>
      <text:p text:style-name="OrgSrcBlock"><text:span text:style-name="OrgSrcFontLockTypeFace">in</text:span><text:span text:style-name="OrgSrcFontLockTypeFace">t</text:span><text:s/><text:span text:style-name="OrgSrcFontLockVariableNameFace">g_WindowHeight</text:span><text:s/>=<text:s/><text:span text:style-name="OrgSrcHighlightNumbersNumber">512</text:span>;</text:p>
      <text:p text:style-name="OrgSrcBlock"/>
      <text:p text:style-name="OrgSrcBlock"><text:span text:style-name="OrgSrcFontLockKeywordFace">const</text:span><text:s/><text:span text:style-name="OrgSrcFontLockTypeFace">floa</text:span><text:span text:style-name="OrgSrcFontLockTypeFace">t</text:span><text:s/><text:span text:style-name="OrgSrcFontLockVariableNameFace">Pos</text:span><text:s/>=<text:s/><text:span text:style-name="OrgSrcHighlightNumbersNumber">6.f</text:span>;</text:p>
      <text:p text:style-name="OrgSrcBlock"/>
      <text:p text:style-name="OrgSrcBlock"><text:span text:style-name="OrgSrcFontLockTypeFace">floa</text:span><text:span text:style-name="OrgSrcFontLockTypeFace">t</text:span><text:s/><text:span text:style-name="OrgSrcFontLockFunctionNameFace">frand</text:span><text:span text:style-name="OrgSrcRainbowDelimitersDepth1Face">(</text:span><text:span text:style-name="OrgSrcRainbowDelimitersDepth1Face">)</text:span><text:s/><text:span text:style-name="OrgSrcRainbowDelimitersDepth1Face">{</text:span><text:s/><text:span text:style-name="OrgSrcFontLockKeywordFace">return</text:span><text:s/>rand<text:span text:style-name="OrgSrcRainbowDelimitersDepth2Face">(</text:span><text:span text:style-name="OrgSrcRainbowDelimitersDepth2Face">)</text:span><text:s/>/<text:s/><text:span text:style-name="OrgSrcRainbowDelimitersDepth2Face">(</text:span><text:span text:style-name="OrgSrcFontLockTypeFace">float</text:span><text:span text:style-name="OrgSrcRainbowDelimitersDepth2Face">)</text:span>RAND_MAX;<text:s/><text:span text:style-name="OrgSrcRainbowDelimitersDepth1Face">}</text:span></text:p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display</text:span><text:s/><text:span text:style-name="OrgSrcRainbowDelimitersDepth1Face">(</text:span><text:span text:style-name="OrgSrcRainbowDelimitersDepth1Face">)</text:span><text:s/><text:span text:style-name="OrgSrcRainbowDelimitersDepth1Face">{</text:span></text:p>
      <text:p text:style-name="OrgSrcBlock"><text:s/><text:s/>glClear<text:span text:style-name="OrgSrcRainbowDelimitersDepth2Face">(</text:span>GL_COLOR_BUFFER_BIT<text:s/>|<text:s/>GL_DEPTH_BUFFER_BIT<text:span text:style-name="OrgSrcRainbowDelimitersDepth2Face">)</text:span>;</text:p>
      <text:p text:style-name="OrgSrcBlock"/>
      <text:p text:style-name="OrgSrcBlock"><text:s/><text:s/>glMatrixMode<text:span text:style-name="OrgSrcRainbowDelimitersDepth2Face">(</text:span>GL_PROJECTION<text:span text:style-name="OrgSrcRainbowDelimitersDepth2Face">)</text:span>;</text:p>
      <text:p text:style-name="OrgSrcBlock"><text:s/><text:s/>glLoadIdentity<text:span text:style-name="OrgSrcRainbowDelimitersDepth2Face">(</text:span><text:span text:style-name="OrgSrcRainbowDelimitersDepth2Face">)</text:span>;</text:p>
      <text:p text:style-name="OrgSrcBlock"><text:s/><text:s/>gluPerspective<text:span text:style-name="OrgSrcRainbowDelimitersDepth2Face">(</text:span><text:span text:style-name="OrgSrcHighlightNumbersNumber">30.0</text:span>,<text:s/>g_WindowWidth/<text:span text:style-name="OrgSrcRainbowDelimitersDepth3Face">(</text:span><text:span text:style-name="OrgSrcFontLockTypeFace">double</text:span><text:span text:style-name="OrgSrcRainbowDelimitersDepth3Face">)</text:span>g_WindowHeight,<text:s/><text:span text:style-name="OrgSrcHighlightNumbersNumber">1</text:span>,<text:s/><text:span text:style-name="OrgSrcHighlightNumbersNumber">100.0</text:span><text:span text:style-name="OrgSrcRainbowDelimitersDepth2Face">)</text:span>;</text:p>
      <text:p text:style-name="OrgSrcBlock"/>
      <text:p text:style-name="OrgSrcBlock"><text:s/><text:s/>glMatrixMode<text:span text:style-name="OrgSrcRainbowDelimitersDepth2Face">(</text:span>GL_MODELVIEW<text:span text:style-name="OrgSrcRainbowDelimitersDepth2Face">)</text:span>;</text:p>
      <text:p text:style-name="OrgSrcBlock"><text:s/><text:s/>glLoadIdentity<text:span text:style-name="OrgSrcRainbowDelimitersDepth2Face">(</text:span><text:span text:style-name="OrgSrcRainbowDelimitersDepth2Face">)</text:span>;</text:p>
      <text:p text:style-name="OrgSrcBlock"><text:s/><text:s/>gluLookAt<text:span text:style-name="OrgSrcRainbowDelimitersDepth2Face">(</text:span><text:span text:style-name="OrgSrcHighlightNumbersNumber">0.0</text:span>,<text:s/>g_EyeY,<text:s/>g_EyeZ,<text:s/><text:span text:style-name="OrgSrcHighlightNumbersNumber">0.0</text:span>,<text:s/><text:span text:style-name="OrgSrcHighlightNumbersNumber">0.0</text:span>,<text:s/><text:span text:style-name="OrgSrcHighlightNumbersNumber">0.0</text:span>,<text:s/><text:span text:style-name="OrgSrcHighlightNumbersNumber">0.0</text:span>,<text:s/><text:span text:style-name="OrgSrcHighlightNumbersNumber">1.0</text:span>,<text:s/><text:span text:style-name="OrgSrcHighlightNumbersNumber">0.0</text:span><text:span text:style-name="OrgSrcRainbowDelimitersDepth2Face">)</text:span>;</text:p>
      <text:p text:style-name="OrgSrcBlock"/>
      <text:p text:style-name="OrgSrcBlock"><text:s/><text:s/><text:span text:style-name="OrgSrcFontLockTypeFace">floa</text:span><text:span text:style-name="OrgSrcFontLockTypeFace">t</text:span><text:s/><text:span text:style-name="OrgSrcFontLockVariableNameFace">ambientColor</text:span><text:span text:style-name="OrgSrcRainbowDelimitersDepth2Face">[</text:span><text:span text:style-name="OrgSrcRainbowDelimitersDepth2Face">]</text:span><text:s/>=<text:s/><text:span text:style-name="OrgSrcRainbowDelimitersDepth2Face">{</text:span><text:span text:style-name="OrgSrcHighlightNumbersNumber">0.1745</text:span>,<text:s/><text:s/><text:s/><text:span text:style-name="OrgSrcHighlightNumbersNumber">0.01175</text:span>,<text:s/><text:s/><text:span text:style-name="OrgSrcHighlightNumbersNumber">0.01175</text:span>,<text:s/><text:s/><text:s/><text:span text:style-name="OrgSrcHighlightNumbersNumber">1.0</text:span><text:span text:style-name="OrgSrcRainbowDelimitersDepth2Face">}</text:span><text:s/><text:span text:style-name="OrgSrcFontLockCommentDelimiterFace">/*</text:span><text:span text:style-name="OrgSrcFontLockCommentFace">{<text:s/>0.4f,<text:s/>0.2f,<text:s/>0.2f,<text:s/>1.0f<text:s/>}*/</text:span>;</text:p>
      <text:p text:style-name="OrgSrcBlock"><text:s/><text:s/><text:span text:style-name="OrgSrcFontLockTypeFace">floa</text:span><text:span text:style-name="OrgSrcFontLockTypeFace">t</text:span><text:s/><text:span text:style-name="OrgSrcFontLockVariableNameFace">diffuseColor</text:span><text:span text:style-name="OrgSrcRainbowDelimitersDepth2Face">[</text:span><text:span text:style-name="OrgSrcRainbowDelimitersDepth2Face">]</text:span><text:s/>=<text:s/><text:span text:style-name="OrgSrcRainbowDelimitersDepth2Face">{</text:span><text:span text:style-name="OrgSrcHighlightNumbersNumber">0.61424</text:span>,<text:s/><text:s/><text:span text:style-name="OrgSrcHighlightNumbersNumber">0.04136</text:span>,<text:s/><text:s/><text:span text:style-name="OrgSrcHighlightNumbersNumber">0.04136</text:span>,<text:s/><text:s/><text:s/><text:span text:style-name="OrgSrcHighlightNumbersNumber">1.0</text:span><text:span text:style-name="OrgSrcRainbowDelimitersDepth2Face">}</text:span><text:s/><text:span text:style-name="OrgSrcFontLockCommentDelimiterFace">/*</text:span><text:span text:style-name="OrgSrcFontLockCommentFace">{<text:s/>1.f,<text:s/>0.8f,<text:s/>0.8f,<text:s/>1.0f<text:s/>}*/</text:span>;</text:p>
      <text:p text:style-name="OrgSrcBlock"><text:s/><text:s/><text:span text:style-name="OrgSrcFontLockTypeFace">floa</text:span><text:span text:style-name="OrgSrcFontLockTypeFace">t</text:span><text:s/><text:span text:style-name="OrgSrcFontLockVariableNameFace">specularColor</text:span><text:span text:style-name="OrgSrcRainbowDelimitersDepth2Face">[</text:span><text:span text:style-name="OrgSrcRainbowDelimitersDepth2Face">]</text:span><text:s/>=<text:s/><text:span text:style-name="OrgSrcRainbowDelimitersDepth2Face">{</text:span><text:span text:style-name="OrgSrcHighlightNumbersNumber">0.727811</text:span>,<text:s/><text:span text:style-name="OrgSrcHighlightNumbersNumber">0.626959</text:span>,<text:s/><text:span text:style-name="OrgSrcHighlightNumbersNumber">0.626959</text:span>,<text:s/><text:s/><text:span text:style-name="OrgSrcHighlightNumbersNumber">1.0</text:span><text:span text:style-name="OrgSrcRainbowDelimitersDepth2Face">}</text:span>;</text:p>
      <text:p text:style-name="OrgSrcBlock"><text:s/><text:s/><text:span text:style-name="OrgSrcFontLockTypeFace">floa</text:span><text:span text:style-name="OrgSrcFontLockTypeFace">t</text:span><text:s/><text:span text:style-name="OrgSrcFontLockVariableNameFace">shininess</text:span><text:s/>=<text:s/><text:span text:style-name="OrgSrcHighlightNumbersNumber">76.8f</text:span>;</text:p>
      <text:p text:style-name="OrgSrcBlock"/>
      <text:p text:style-name="OrgSrcBlock"><text:s/><text:s/>glMaterialfv<text:span text:style-name="OrgSrcRainbowDelimitersDepth2Face">(</text:span>GL_FRONT,<text:s/>GL_AMBIENT,<text:s/>ambientColor<text:span text:style-name="OrgSrcRainbowDelimitersDepth2Face">)</text:span>;</text:p>
      <text:p text:style-name="OrgSrcBlock"><text:s/><text:s/>glMaterialfv<text:span text:style-name="OrgSrcRainbowDelimitersDepth2Face">(</text:span>GL_FRONT,<text:s/>GL_DIFFUSE,<text:s/>diffuseColor<text:span text:style-name="OrgSrcRainbowDelimitersDepth2Face">)</text:span>;</text:p>
      <text:p text:style-name="OrgSrcBlock"><text:s/><text:s/>glMaterialfv<text:span text:style-name="OrgSrcRainbowDelimitersDepth2Face">(</text:span>GL_FRONT,<text:s/>GL_SPECULAR,<text:s/>specularColor<text:span text:style-name="OrgSrcRainbowDelimitersDepth2Face">)</text:span>;</text:p>
      <text:p text:style-name="OrgSrcBlock"><text:s/><text:s/>glMaterialfv<text:span text:style-name="OrgSrcRainbowDelimitersDepth2Face">(</text:span>GL_FRONT,<text:s/>GL_SHININESS,<text:s/>&amp;shininess<text:span text:style-name="OrgSrcRainbowDelimitersDepth2Face">)</text:span>;</text:p>
      <text:p text:style-name="OrgSrcBlock"/>
      <text:p text:style-name="OrgSrcBlock"><text:s/><text:s/>GLtimenow<text:s/>=<text:s/>glutGet<text:span text:style-name="OrgSrcRainbowDelimitersDepth2Face">(</text:span>GLUT_ELAPSED_TIME<text:span text:style-name="OrgSrcRainbowDelimitersDepth2Face">)</text:span>;</text:p>
      <text:p text:style-name="OrgSrcBlock"><text:s/><text:s/><text:span text:style-name="OrgSrcFontLockKeywordFace">if</text:span><text:s/><text:span text:style-name="OrgSrcRainbowDelimitersDepth2Face">(</text:span><text:span text:style-name="OrgSrcFontLockNegationCharFace">!</text:span><text:span text:style-name="OrgSrcRainbowDelimitersDepth3Face">(</text:span>GLtimenow<text:s/>-<text:s/>GLtimebase<text:s/>&gt;<text:s/><text:span text:style-name="OrgSrcHighlightNumbersNumber">3000</text:span><text:span text:style-name="OrgSrcRainbowDelimitersDepth3Face">)</text:span><text:span text:style-name="OrgSrcRainbowDelimitersDepth2Face">)</text:span><text:s/><text:span text:style-name="OrgSrcRainbowDelimitersDepth2Face">{</text:span></text:p>
      <text:p text:style-name="OrgSrcBlock"><text:s/><text:s/><text:s/><text:s/>glPushMatrix<text:span text:style-name="OrgSrcRainbowDelimitersDepth3Face">(</text:span><text:span text:style-name="OrgSrcRainbowDelimitersDepth3Face">)</text:span>;</text:p>
      <text:p text:style-name="OrgSrcBlock"><text:s/><text:s/><text:s/><text:s/>glTranslatef<text:span text:style-name="OrgSrcRainbowDelimitersDepth3Face">(</text:span>sinf<text:span text:style-name="OrgSrcRainbowDelimitersDepth4Face">(</text:span>g_RotationDegree<text:span text:style-name="OrgSrcRainbowDelimitersDepth4Face">)</text:span>,</text:p>
      <text:p text:style-name="OrgSrcBlock"><text:s/><text:s/><text:s/><text:s/><text:s/><text:s/><text:s/><text:s/><text:s/><text:s/><text:s/><text:s/><text:s/><text:s/><text:s/><text:s/><text:s/>sinf<text:span text:style-name="OrgSrcRainbowDelimitersDepth4Face">(</text:span>g_RotationDegree<text:span text:style-name="OrgSrcRainbowDelimitersDepth4Face">)</text:span><text:s/>*<text:s/>sinf<text:span text:style-name="OrgSrcRainbowDelimitersDepth4Face">(</text:span><text:span text:style-name="OrgSrcHighlightNumbersNumber">3.0</text:span><text:s/>*<text:s/>g_RotationDegree<text:span text:style-name="OrgSrcRainbowDelimitersDepth4Face">)</text:span><text:s/>,</text:p>
      <text:p text:style-name="OrgSrcBlock"><text:s/><text:s/><text:s/><text:s/><text:s/><text:s/><text:s/><text:s/><text:s/><text:s/><text:s/><text:s/><text:s/><text:s/><text:s/><text:s/><text:s/><text:span text:style-name="OrgSrcHighlightNumbersNumber">0</text:span><text:span text:style-name="OrgSrcRainbowDelimitersDepth3Face">)</text:span>;</text:p>
      <text:p text:style-name="OrgSrcBlock"><text:s/><text:s/><text:s/><text:s/>glRotatef<text:span text:style-name="OrgSrcRainbowDelimitersDepth3Face">(</text:span><text:span text:style-name="OrgSrcFontLockTypeFace">g_RotationDegree</text:span><text:s/>*<text:s/><text:span text:style-name="OrgSrcHighlightNumbersNumber">10</text:span>,<text:s/><text:span text:style-name="OrgSrcHighlightNumbersNumber">0</text:span>,<text:s/><text:span text:style-name="OrgSrcHighlightNumbersNumber">1</text:span>,<text:s/><text:span text:style-name="OrgSrcHighlightNumbersNumber">0</text:span><text:span text:style-name="OrgSrcRainbowDelimitersDepth3Face">)</text:span>;</text:p>
      <text:p text:style-name="OrgSrcBlock"><text:s/><text:s/><text:s/><text:s/>glColor4f<text:span text:style-name="OrgSrcRainbowDelimitersDepth3Face">(</text:span><text:span text:style-name="OrgSrcHighlightNumbersNumber">1.0</text:span>,<text:s/><text:span text:style-name="OrgSrcHighlightNumbersNumber">1.0</text:span>,<text:s/><text:span text:style-name="OrgSrcHighlightNumbersNumber">1.0</text:span>,<text:s/><text:span text:style-name="OrgSrcHighlightNumbersNumber">0.2</text:span><text:span text:style-name="OrgSrcRainbowDelimitersDepth3Face">)</text:span>;</text:p>
      <text:p text:style-name="OrgSrcBlock"><text:s/><text:s/><text:s/><text:s/>glutSolidTeapot<text:span text:style-name="OrgSrcRainbowDelimitersDepth3Face">(</text:span>g_BigBoxSize<text:span text:style-name="OrgSrcRainbowDelimitersDepth3Face">)</text:span>;</text:p>
      <text:p text:style-name="OrgSrcBlock"><text:s/><text:s/><text:s/><text:s/>glPopMatrix<text:span text:style-name="OrgSrcRainbowDelimitersDepth3Face">(</text:span><text:span text:style-name="OrgSrcRainbowDelimitersDepth3Face">)</text:span>;</text:p>
      <text:p text:style-name="OrgSrcBlock"><text:s/><text:s/><text:span text:style-name="OrgSrcRainbowDelimitersDepth2Face">}</text:span><text:s/><text:span text:style-name="OrgSrcFontLockKeywordFace">else</text:span><text:s/><text:span text:style-name="OrgSrcRainbowDelimitersDepth2Face">{</text:span></text:p>
      <text:p text:style-name="OrgSrcBlock"><text:s/><text:s/><text:s/><text:s/>srand<text:span text:style-name="OrgSrcRainbowDelimitersDepth3Face">(</text:span><text:span text:style-name="OrgSrcHighlightNumbersNumber">0</text:span><text:span text:style-name="OrgSrcRainbowDelimitersDepth3Face">)</text:span>;</text:p>
      <text:p text:style-name="OrgSrcBlock"><text:s/><text:s/><text:s/><text:s/><text:span text:style-name="OrgSrcFontLockTypeFace">in</text:span><text:span text:style-name="OrgSrcFontLockTypeFace">t</text:span><text:s/><text:span text:style-name="OrgSrcFontLockVariableNameFace">j</text:span>;</text:p>
      <text:p text:style-name="OrgSrcBlock"><text:s/><text:s/><text:s/><text:s/><text:span text:style-name="OrgSrcFontLockKeywordFace">for</text:span><text:s/><text:span text:style-name="OrgSrcRainbowDelimitersDepth3Face">(</text:span><text:span text:style-name="OrgSrcFontLockTypeFace">in</text:span><text:span text:style-name="OrgSrcFontLockTypeFace">t</text:span><text:s/><text:span text:style-name="OrgSrcFontLockVariableNameFace">i</text:span><text:s/>=<text:s/><text:span text:style-name="OrgSrcHighlightNumbersNumber">1</text:span>;<text:s/>i<text:s/>&lt;<text:s/>g_NumBox<text:s/>+<text:s/><text:span text:style-name="OrgSrcHighlightNumbersNumber">1</text:span>;<text:s/>++i<text:span text:style-name="OrgSrcRainbowDelimitersDepth3Face">)</text:span><text:s/><text:span text:style-name="OrgSrcRainbowDelimitersDepth3Face">{</text:span></text:p>
      <text:p text:style-name="OrgSrcBlock"><text:s/><text:s/><text:s/><text:s/><text:s/><text:s/><text:span text:style-name="OrgSrcFontLockKeywordFace">if</text:span><text:s/><text:span text:style-name="OrgSrcRainbowDelimitersDepth4Face">(</text:span>i<text:s/>%<text:s/><text:span text:style-name="OrgSrcHighlightNumbersNumber">2</text:span><text:span text:style-name="OrgSrcRainbowDelimitersDepth4Face">)</text:span><text:s/><text:span text:style-name="OrgSrcRainbowDelimitersDepth4Face">{</text:span>j=-<text:span text:style-name="OrgSrcHighlightNumbersNumber">1</text:span>;<text:span text:style-name="OrgSrcRainbowDelimitersDepth4Face">}</text:span><text:s/><text:span text:style-name="OrgSrcFontLockKeywordFace">else</text:span><text:span text:style-name="OrgSrcRainbowDelimitersDepth4Face">{</text:span>j=<text:span text:style-name="OrgSrcHighlightNumbersNumber">1</text:span>;<text:span text:style-name="OrgSrcRainbowDelimitersDepth4Face">}</text:span></text:p>
      <text:p text:style-name="OrgSrcBlock"><text:s/><text:s/><text:s/><text:s/><text:s/><text:s/>glPushMatrix<text:span text:style-name="OrgSrcRainbowDelimitersDepth4Face">(</text:span><text:span text:style-name="OrgSrcRainbowDelimitersDepth4Face">)</text:span>;</text:p>
      <text:p text:style-name="OrgSrcBlock"><text:s/><text:s/><text:s/><text:s/><text:s/><text:s/>glRotatef<text:span text:style-name="OrgSrcRainbowDelimitersDepth4Face">(</text:span><text:span text:style-name="OrgSrcFontLockTypeFace">g_RotationDegree</text:span><text:s/>*<text:s/><text:span text:style-name="OrgSrcHighlightNumbersNumber">0.1</text:span>,<text:s/><text:span text:style-name="OrgSrcHighlightNumbersNumber">1</text:span>,<text:s/><text:span text:style-name="OrgSrcHighlightNumbersNumber">1</text:span>,<text:s/><text:span text:style-name="OrgSrcHighlightNumbersNumber">1</text:span><text:span text:style-name="OrgSrcRainbowDelimitersDepth4Face">)</text:span>;</text:p>
      <text:p text:style-name="OrgSrcBlock"><text:s/><text:s/><text:s/><text:s/><text:s/><text:s/>glRotatef<text:span text:style-name="OrgSrcRainbowDelimitersDepth4Face">(</text:span><text:span text:style-name="OrgSrcHighlightNumbersNumber">100</text:span>,<text:s/><text:span text:style-name="OrgSrcRainbowDelimitersDepth5Face">(</text:span><text:span text:style-name="OrgSrcHighlightNumbersNumber">1</text:span><text:s/>+<text:s/>rand<text:span text:style-name="OrgSrcRainbowDelimitersDepth6Face">(</text:span><text:span text:style-name="OrgSrcRainbowDelimitersDepth6Face">)</text:span><text:span text:style-name="OrgSrcRainbowDelimitersDepth5Face">)</text:span><text:s/>*<text:s/><text:span text:style-name="OrgSrcHighlightNumbersNumber">10</text:span>,<text:s/><text:span text:style-name="OrgSrcRainbowDelimitersDepth5Face">(</text:span><text:span text:style-name="OrgSrcHighlightNumbersNumber">1</text:span><text:s/>+<text:s/>rand<text:span text:style-name="OrgSrcRainbowDelimitersDepth6Face">(</text:span><text:span text:style-name="OrgSrcRainbowDelimitersDepth6Face">)</text:span><text:span text:style-name="OrgSrcRainbowDelimitersDepth5Face">)</text:span><text:s/>*<text:s/><text:span text:style-name="OrgSrcHighlightNumbersNumber">10</text:span>,<text:s/><text:span text:style-name="OrgSrcRainbowDelimitersDepth5Face">(</text:span><text:span text:style-name="OrgSrcHighlightNumbersNumber">1</text:span><text:s/>+<text:s/>rand<text:span text:style-name="OrgSrcRainbowDelimitersDepth6Face">(</text:span><text:span text:style-name="OrgSrcRainbowDelimitersDepth6Face">)</text:span><text:span text:style-name="OrgSrcRainbowDelimitersDepth5Face">)</text:span><text:s/>*<text:s/><text:span text:style-name="OrgSrcHighlightNumbersNumber">10</text:span><text:span text:style-name="OrgSrcRainbowDelimitersDepth4Face">)</text:span>;</text:p>
      <text:p text:style-name="OrgSrcBlock"><text:s/><text:s/><text:s/><text:s/><text:s/><text:s/>glTranslatef<text:span text:style-name="OrgSrcRainbowDelimitersDepth4Face">(</text:span>i<text:s/>*<text:s/><text:span text:style-name="OrgSrcRainbowDelimitersDepth5Face">(</text:span><text:span text:style-name="OrgSrcFontLockTypeFace">g_RotationDegree</text:span><text:s/>*<text:s/><text:span text:style-name="OrgSrcHighlightNumbersNumber">0.01</text:span><text:span text:style-name="OrgSrcRainbowDelimitersDepth5Face">)</text:span>,</text:p>
      <text:p text:style-name="OrgSrcBlock"><text:s/><text:s/><text:s/><text:s/><text:s/><text:s/><text:s/><text:s/><text:s/><text:s/><text:s/><text:s/><text:s/><text:s/><text:s/><text:s/><text:s/><text:s/><text:s/>i<text:s/>*<text:s/><text:span text:style-name="OrgSrcRainbowDelimitersDepth5Face">(</text:span><text:span text:style-name="OrgSrcFontLockTypeFace">g_RotationDegree</text:span><text:s/>*<text:s/><text:span text:style-name="OrgSrcHighlightNumbersNumber">0.01</text:span><text:span text:style-name="OrgSrcRainbowDelimitersDepth5Face">)</text:span>,</text:p>
      <text:p text:style-name="OrgSrcBlock"><text:s/><text:s/><text:s/><text:s/><text:s/><text:s/><text:s/><text:s/><text:s/><text:s/><text:s/><text:s/><text:s/><text:s/><text:s/><text:s/><text:s/><text:s/><text:s/>i<text:s/>*<text:s/><text:span text:style-name="OrgSrcRainbowDelimitersDepth5Face">(</text:span><text:span text:style-name="OrgSrcFontLockTypeFace">g_RotationDegree</text:span><text:s/>*<text:s/><text:span text:style-name="OrgSrcHighlightNumbersNumber">0.01</text:span><text:span text:style-name="OrgSrcRainbowDelimitersDepth5Face">)</text:span><text:span text:style-name="OrgSrcRainbowDelimitersDepth4Face">)</text:span>;</text:p>
      <text:p text:style-name="OrgSrcBlock"><text:s/><text:s/><text:s/><text:s/><text:s/><text:s/>glRotatef<text:span text:style-name="OrgSrcRainbowDelimitersDepth4Face">(</text:span><text:span text:style-name="OrgSrcFontLockTypeFace">g_RotationDegree</text:span><text:s/>*<text:s/><text:span text:style-name="OrgSrcHighlightNumbersNumber">0.1</text:span>,<text:s/><text:span text:style-name="OrgSrcHighlightNumbersNumber">1</text:span>,<text:s/><text:span text:style-name="OrgSrcHighlightNumbersNumber">1</text:span>,<text:s/><text:span text:style-name="OrgSrcHighlightNumbersNumber">1</text:span><text:span text:style-name="OrgSrcRainbowDelimitersDepth4Face">)</text:span>;</text:p>
      <text:p text:style-name="OrgSrcBlock"><text:s/><text:s/><text:s/><text:s/><text:s/><text:s/>glutSolidTeapot<text:span text:style-name="OrgSrcRainbowDelimitersDepth4Face">(</text:span><text:span text:style-name="OrgSrcHighlightNumbersNumber">1.2f</text:span><text:s/>*<text:s/>g_SmallBoxSize<text:span text:style-name="OrgSrcRainbowDelimitersDepth4Face">)</text:span>;</text:p>
      <text:p text:style-name="OrgSrcBlock"><text:s/><text:s/><text:s/><text:s/><text:s/><text:s/>glPopMatrix<text:span text:style-name="OrgSrcRainbowDelimitersDepth4Face">(</text:span><text:span text:style-name="OrgSrcRainbowDelimitersDepth4Face">)</text:span>;</text:p>
      <text:p text:style-name="OrgSrcBlock"><text:s/><text:s/><text:s/><text:s/><text:span text:style-name="OrgSrcRainbowDelimitersDepth3Face">}</text:span></text:p>
      <text:p text:style-name="OrgSrcBlock"><text:s/><text:s/><text:span text:style-name="OrgSrcRainbowDelimitersDepth2Face">}</text:span></text:p>
      <text:p text:style-name="OrgSrcBlock"><text:s/><text:s/>glutSwapBuffers<text:span text:style-name="OrgSrcRainbowDelimitersDepth2Face">(</text:span><text:span text:style-name="OrgSrcRainbowDelimitersDepth2Face">)</text:span>;</text:p>
      <text:p text:style-name="OrgSrcBlock"><text:span text:style-name="OrgSrcRainbowDelimitersDepth1Face">}</text:span></text:p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init</text:span><text:span text:style-name="OrgSrcRainbowDelimitersDepth1Face">(</text:span><text:span text:style-name="OrgSrcRainbowDelimitersDepth1Face">)</text:span><text:s/><text:span text:style-name="OrgSrcRainbowDelimitersDepth1Face">{</text:span></text:p>
      <text:p text:style-name="OrgSrcBlock"><text:s/><text:s/>glClearColor<text:span text:style-name="OrgSrcRainbowDelimitersDepth2Face">(</text:span><text:span text:style-name="OrgSrcHighlightNumbersNumber">1</text:span>,<text:s/><text:span text:style-name="OrgSrcHighlightNumbersNumber">1</text:span>,<text:s/><text:span text:style-name="OrgSrcHighlightNumbersNumber">1</text:span>,<text:s/><text:span text:style-name="OrgSrcHighlightNumbersNumber">1</text:span><text:span text:style-name="OrgSrcRainbowDelimitersDepth2Face">)</text:span>;</text:p>
      <text:p text:style-name="OrgSrcBlock"><text:s/><text:s/>glClearDepth<text:span text:style-name="OrgSrcRainbowDelimitersDepth2Face">(</text:span><text:span text:style-name="OrgSrcHighlightNumbersNumber">100.f</text:span><text:span text:style-name="OrgSrcRainbowDelimitersDepth2Face">)</text:span>;</text:p>
      <text:p text:style-name="OrgSrcBlock"/>
      <text:p text:style-name="OrgSrcBlock"><text:s/><text:s/><text:span text:style-name="OrgSrcFontLockTypeFace">floa</text:span><text:span text:style-name="OrgSrcFontLockTypeFace">t</text:span><text:s/><text:span text:style-name="OrgSrcFontLockVariableNameFace">lightAmbientColor0</text:span><text:span text:style-name="OrgSrcRainbowDelimitersDepth2Face">[</text:span><text:span text:style-name="OrgSrcRainbowDelimitersDepth2Face">]</text:span><text:s/>=<text:s/><text:span text:style-name="OrgSrcRainbowDelimitersDepth2Face">{</text:span><text:s/><text:span text:style-name="OrgSrcHighlightNumbersNumber">0.2f</text:span>,<text:s/><text:span text:style-name="OrgSrcHighlightNumbersNumber">0.2f</text:span>,<text:s/><text:span text:style-name="OrgSrcHighlightNumbersNumber">0.2f</text:span>,<text:s/><text:span text:style-name="OrgSrcHighlightNumbersNumber">0.0f</text:span><text:s/><text:span text:style-name="OrgSrcRainbowDelimitersDepth2Face">}</text:span>;</text:p>
      <text:p text:style-name="OrgSrcBlock"><text:s/><text:s/><text:span text:style-name="OrgSrcFontLockTypeFace">floa</text:span><text:span text:style-name="OrgSrcFontLockTypeFace">t</text:span><text:s/><text:span text:style-name="OrgSrcFontLockVariableNameFace">lightDiffuseColor0</text:span><text:span text:style-name="OrgSrcRainbowDelimitersDepth2Face">[</text:span><text:span text:style-name="OrgSrcRainbowDelimitersDepth2Face">]</text:span><text:s/>=<text:s/><text:span text:style-name="OrgSrcRainbowDelimitersDepth2Face">{</text:span><text:s/><text:span text:style-name="OrgSrcHighlightNumbersNumber">0.4f</text:span>,<text:s/><text:span text:style-name="OrgSrcHighlightNumbersNumber">0.4f</text:span>,<text:s/><text:span text:style-name="OrgSrcHighlightNumbersNumber">0.4f</text:span>,<text:s/><text:span text:style-name="OrgSrcHighlightNumbersNumber">0.0f</text:span><text:s/><text:span text:style-name="OrgSrcRainbowDelimitersDepth2Face">}</text:span>;</text:p>
      <text:p text:style-name="OrgSrcBlock"><text:s/><text:s/><text:span text:style-name="OrgSrcFontLockTypeFace">floa</text:span><text:span text:style-name="OrgSrcFontLockTypeFace">t</text:span><text:s/><text:span text:style-name="OrgSrcFontLockVariableNameFace">lightSpecularColor0</text:span><text:span text:style-name="OrgSrcRainbowDelimitersDepth2Face">[</text:span><text:span text:style-name="OrgSrcRainbowDelimitersDepth2Face">]</text:span><text:s/>=<text:s/><text:span text:style-name="OrgSrcRainbowDelimitersDepth2Face">{</text:span><text:s/><text:span text:style-name="OrgSrcHighlightNumbersNumber">0.8f</text:span>,<text:s/><text:span text:style-name="OrgSrcHighlightNumbersNumber">0.8f</text:span>,<text:s/><text:span text:style-name="OrgSrcHighlightNumbersNumber">0.8f</text:span>,<text:s/><text:span text:style-name="OrgSrcHighlightNumbersNumber">0.0f</text:span><text:s/><text:span text:style-name="OrgSrcRainbowDelimitersDepth2Face">}</text:span>;</text:p>
      <text:p text:style-name="OrgSrcBlock"><text:s/><text:s/><text:span text:style-name="OrgSrcFontLockTypeFace">floa</text:span><text:span text:style-name="OrgSrcFontLockTypeFace">t</text:span><text:s/><text:span text:style-name="OrgSrcFontLockVariableNameFace">lightPosition0</text:span><text:span text:style-name="OrgSrcRainbowDelimitersDepth2Face">[</text:span><text:span text:style-name="OrgSrcRainbowDelimitersDepth2Face">]</text:span><text:s/>=<text:s/><text:span text:style-name="OrgSrcRainbowDelimitersDepth2Face">{</text:span><text:s/><text:span text:style-name="OrgSrcHighlightNumbersNumber">5.0f</text:span>,<text:s/><text:span text:style-name="OrgSrcHighlightNumbersNumber">5.0f</text:span>,<text:s/><text:span text:style-name="OrgSrcHighlightNumbersNumber">8.0f</text:span>,<text:s/><text:span text:style-name="OrgSrcHighlightNumbersNumber">0.0f</text:span><text:s/><text:span text:style-name="OrgSrcRainbowDelimitersDepth2Face">}</text:span>;</text:p>
      <text:p text:style-name="OrgSrcBlock"/>
      <text:p text:style-name="OrgSrcBlock"><text:s/><text:s/><text:span text:style-name="OrgSrcFontLockTypeFace">floa</text:span><text:span text:style-name="OrgSrcFontLockTypeFace">t</text:span><text:s/><text:span text:style-name="OrgSrcFontLockVariableNameFace">lightAmbientColor1</text:span><text:span text:style-name="OrgSrcRainbowDelimitersDepth2Face">[</text:span><text:span text:style-name="OrgSrcRainbowDelimitersDepth2Face">]</text:span><text:s/>=<text:s/><text:span text:style-name="OrgSrcRainbowDelimitersDepth2Face">{</text:span><text:s/><text:span text:style-name="OrgSrcHighlightNumbersNumber">0.2f</text:span>,<text:s/><text:span text:style-name="OrgSrcHighlightNumbersNumber">0.2f</text:span>,<text:s/><text:span text:style-name="OrgSrcHighlightNumbersNumber">0.2f</text:span>,<text:s/><text:span text:style-name="OrgSrcHighlightNumbersNumber">0.0f</text:span><text:s/><text:span text:style-name="OrgSrcRainbowDelimitersDepth2Face">}</text:span>;</text:p>
      <text:p text:style-name="OrgSrcBlock"><text:s/><text:s/><text:span text:style-name="OrgSrcFontLockTypeFace">floa</text:span><text:span text:style-name="OrgSrcFontLockTypeFace">t</text:span><text:s/><text:span text:style-name="OrgSrcFontLockVariableNameFace">lightDiffuseColor1</text:span><text:span text:style-name="OrgSrcRainbowDelimitersDepth2Face">[</text:span><text:span text:style-name="OrgSrcRainbowDelimitersDepth2Face">]</text:span><text:s/>=<text:s/><text:span text:style-name="OrgSrcRainbowDelimitersDepth2Face">{</text:span><text:s/><text:span text:style-name="OrgSrcHighlightNumbersNumber">0.4f</text:span>,<text:s/><text:span text:style-name="OrgSrcHighlightNumbersNumber">0.4f</text:span>,<text:s/><text:span text:style-name="OrgSrcHighlightNumbersNumber">0.4f</text:span>,<text:s/><text:span text:style-name="OrgSrcHighlightNumbersNumber">0.0f</text:span><text:s/><text:span text:style-name="OrgSrcRainbowDelimitersDepth2Face">}</text:span>;</text:p>
      <text:p text:style-name="OrgSrcBlock"><text:s/><text:s/><text:span text:style-name="OrgSrcFontLockTypeFace">floa</text:span><text:span text:style-name="OrgSrcFontLockTypeFace">t</text:span><text:s/><text:span text:style-name="OrgSrcFontLockVariableNameFace">lightSpecularColor1</text:span><text:span text:style-name="OrgSrcRainbowDelimitersDepth2Face">[</text:span><text:span text:style-name="OrgSrcRainbowDelimitersDepth2Face">]</text:span><text:s/>=<text:s/><text:span text:style-name="OrgSrcRainbowDelimitersDepth2Face">{</text:span><text:s/><text:span text:style-name="OrgSrcHighlightNumbersNumber">0.8f</text:span>,<text:s/><text:span text:style-name="OrgSrcHighlightNumbersNumber">0.8f</text:span>,<text:s/><text:span text:style-name="OrgSrcHighlightNumbersNumber">0.8f</text:span>,<text:s/><text:span text:style-name="OrgSrcHighlightNumbersNumber">0.0f</text:span><text:s/><text:span text:style-name="OrgSrcRainbowDelimitersDepth2Face">}</text:span>;</text:p>
      <text:p text:style-name="OrgSrcBlock"><text:s/><text:s/><text:span text:style-name="OrgSrcFontLockTypeFace">floa</text:span><text:span text:style-name="OrgSrcFontLockTypeFace">t</text:span><text:s/><text:span text:style-name="OrgSrcFontLockVariableNameFace">lightPosition1</text:span><text:span text:style-name="OrgSrcRainbowDelimitersDepth2Face">[</text:span><text:span text:style-name="OrgSrcRainbowDelimitersDepth2Face">]</text:span><text:s/>=<text:s/><text:span text:style-name="OrgSrcRainbowDelimitersDepth2Face">{</text:span><text:s/>-<text:span text:style-name="OrgSrcHighlightNumbersNumber">5.0f</text:span>,<text:s/><text:span text:style-name="OrgSrcHighlightNumbersNumber">2.0f</text:span>,<text:s/><text:span text:style-name="OrgSrcHighlightNumbersNumber">3.0f</text:span>,<text:s/><text:span text:style-name="OrgSrcHighlightNumbersNumber">0.0f</text:span><text:s/><text:span text:style-name="OrgSrcRainbowDelimitersDepth2Face">}</text:span>;</text:p>
      <text:p text:style-name="OrgSrcBlock"/>
      <text:p text:style-name="OrgSrcBlock"><text:s/><text:s/>glEnable<text:span text:style-name="OrgSrcRainbowDelimitersDepth2Face">(</text:span>GL_LIGHTING<text:span text:style-name="OrgSrcRainbowDelimitersDepth2Face">)</text:span>;</text:p>
      <text:p text:style-name="OrgSrcBlock"/>
      <text:p text:style-name="OrgSrcBlock"><text:s/><text:s/>glEnable<text:span text:style-name="OrgSrcRainbowDelimitersDepth2Face">(</text:span>GL_LIGHT0<text:span text:style-name="OrgSrcRainbowDelimitersDepth2Face">)</text:span>;</text:p>
      <text:p text:style-name="OrgSrcBlock"><text:s/><text:s/>glLightfv<text:span text:style-name="OrgSrcRainbowDelimitersDepth2Face">(</text:span>GL_LIGHT0,<text:s/>GL_AMBIENT,<text:s/>lightAmbientColor0<text:span text:style-name="OrgSrcRainbowDelimitersDepth2Face">)</text:span>;</text:p>
      <text:p text:style-name="OrgSrcBlock"><text:s/><text:s/>glLightfv<text:span text:style-name="OrgSrcRainbowDelimitersDepth2Face">(</text:span>GL_LIGHT0,<text:s/>GL_DIFFUSE,<text:s/>lightDiffuseColor0<text:span text:style-name="OrgSrcRainbowDelimitersDepth2Face">)</text:span>;</text:p>
      <text:p text:style-name="OrgSrcBlock"><text:s/><text:s/>glLightfv<text:span text:style-name="OrgSrcRainbowDelimitersDepth2Face">(</text:span>GL_LIGHT0,<text:s/>GL_SPECULAR,<text:s/>lightSpecularColor0<text:span text:style-name="OrgSrcRainbowDelimitersDepth2Face">)</text:span>;</text:p>
      <text:p text:style-name="OrgSrcBlock"><text:s/><text:s/>glLightfv<text:span text:style-name="OrgSrcRainbowDelimitersDepth2Face">(</text:span>GL_LIGHT0,<text:s/>GL_POSITION,<text:s/>lightPosition0<text:span text:style-name="OrgSrcRainbowDelimitersDepth2Face">)</text:span>;</text:p>
      <text:p text:style-name="OrgSrcBlock"/>
      <text:p text:style-name="OrgSrcBlock"><text:s/><text:s/>glEnable<text:span text:style-name="OrgSrcRainbowDelimitersDepth2Face">(</text:span>GL_LIGHT1<text:span text:style-name="OrgSrcRainbowDelimitersDepth2Face">)</text:span>;</text:p>
      <text:p text:style-name="OrgSrcBlock"><text:s/><text:s/>glLightfv<text:span text:style-name="OrgSrcRainbowDelimitersDepth2Face">(</text:span>GL_LIGHT1,<text:s/>GL_AMBIENT,<text:s/>lightAmbientColor1<text:span text:style-name="OrgSrcRainbowDelimitersDepth2Face">)</text:span>;</text:p>
      <text:p text:style-name="OrgSrcBlock"><text:s/><text:s/>glLightfv<text:span text:style-name="OrgSrcRainbowDelimitersDepth2Face">(</text:span>GL_LIGHT1,<text:s/>GL_DIFFUSE,<text:s/>lightDiffuseColor1<text:span text:style-name="OrgSrcRainbowDelimitersDepth2Face">)</text:span>;</text:p>
      <text:p text:style-name="OrgSrcBlock"><text:s/><text:s/>glLightfv<text:span text:style-name="OrgSrcRainbowDelimitersDepth2Face">(</text:span>GL_LIGHT1,<text:s/>GL_SPECULAR,<text:s/>lightSpecularColor1<text:span text:style-name="OrgSrcRainbowDelimitersDepth2Face">)</text:span>;</text:p>
      <text:p text:style-name="OrgSrcBlock"><text:s/><text:s/>glLightfv<text:span text:style-name="OrgSrcRainbowDelimitersDepth2Face">(</text:span>GL_LIGHT1,<text:s/>GL_POSITION,<text:s/>lightPosition1<text:span text:style-name="OrgSrcRainbowDelimitersDepth2Face">)</text:span>;</text:p>
      <text:p text:style-name="OrgSrcBlock"/>
      <text:p text:style-name="OrgSrcBlock"/>
      <text:p text:style-name="OrgSrcBlock"><text:s/><text:s/>glEnable<text:span text:style-name="OrgSrcRainbowDelimitersDepth2Face">(</text:span>GL_DEPTH_TEST<text:span text:style-name="OrgSrcRainbowDelimitersDepth2Face">)</text:span>;</text:p>
      <text:p text:style-name="OrgSrcBlock"><text:span text:style-name="OrgSrcRainbowDelimitersDepth1Face">}</text:span></text:p>
      <text:p text:style-name="OrgSrcBlock"/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timer</text:span><text:span text:style-name="OrgSrcRainbowDelimitersDepth1Face">(</text:span><text:span text:style-name="OrgSrcFontLockTypeFace">int</text:span><text:s/><text:span text:style-name="OrgSrcFontLockVariableNameFace">val</text:span><text:span text:style-name="OrgSrcRainbowDelimitersDepth1Face">)</text:span><text:s/><text:span text:style-name="OrgSrcRainbowDelimitersDepth1Face">{</text:span></text:p>
      <text:p text:style-name="OrgSrcBlock"><text:s/><text:s/>g_RotationDegree<text:s/>+=<text:s/>g_DeltaRotationDegree;</text:p>
      <text:p text:style-name="OrgSrcBlock"><text:s/><text:s/>g_EyeY<text:s/>=<text:s/>g_EyeCenterY;</text:p>
      <text:p text:style-name="OrgSrcBlock"><text:s/><text:s/>g_EyeZ<text:s/>=<text:s/>g_EyeCenterZ;</text:p>
      <text:p text:style-name="OrgSrcBlock"><text:s/><text:s/><text:span text:style-name="OrgSrcFontLockKeywordFace">if</text:span><text:s/><text:span text:style-name="OrgSrcRainbowDelimitersDepth2Face">(</text:span><text:span text:style-name="OrgSrcHighlightNumbersNumber">100</text:span><text:s/>&lt;<text:s/>g_RotationDegree<text:s/>&amp;&amp;<text:s/>g_RotationDegree<text:s/>&lt;<text:s/><text:span text:style-name="OrgSrcHighlightNumbersNumber">400</text:span><text:span text:style-name="OrgSrcRainbowDelimitersDepth2Face">)</text:span><text:s/><text:span text:style-name="OrgSrcRainbowDelimitersDepth2Face">{</text:span></text:p>
      <text:p text:style-name="OrgSrcBlock"><text:s/><text:s/><text:s/><text:s/>g_EyeY<text:s/>=<text:s/>g_EyeCenterY<text:s/>*<text:s/><text:span text:style-name="OrgSrcRainbowDelimitersDepth3Face">(</text:span><text:span text:style-name="OrgSrcHighlightNumbersNumber">1.0</text:span><text:s/>+<text:s/>sinf<text:span text:style-name="OrgSrcRainbowDelimitersDepth4Face">(</text:span><text:span text:style-name="OrgSrcHighlightNumbersNumber">0.05</text:span><text:s/><text:s/>*<text:s/>g_RotationDegree<text:span text:style-name="OrgSrcRainbowDelimitersDepth4Face">)</text:span><text:span text:style-name="OrgSrcRainbowDelimitersDepth3Face">)</text:span>;</text:p>
      <text:p text:style-name="OrgSrcBlock"><text:s/><text:s/><text:s/><text:s/>g_EyeZ<text:s/>=<text:s/>g_EyeCenterZ<text:s/>*<text:s/><text:span text:style-name="OrgSrcRainbowDelimitersDepth3Face">(</text:span><text:span text:style-name="OrgSrcHighlightNumbersNumber">1</text:span><text:s/>+<text:s/><text:span text:style-name="OrgSrcHighlightNumbersNumber">0.05</text:span><text:s/>*<text:s/><text:s/>sinf<text:span text:style-name="OrgSrcRainbowDelimitersDepth4Face">(</text:span><text:span text:style-name="OrgSrcHighlightNumbersNumber">0.05</text:span><text:s/><text:s/>*<text:s/>g_RotationDegree<text:span text:style-name="OrgSrcRainbowDelimitersDepth4Face">)</text:span><text:span text:style-name="OrgSrcRainbowDelimitersDepth3Face">)</text:span>;</text:p>
      <text:p text:style-name="OrgSrcBlock"><text:s/><text:s/><text:span text:style-name="OrgSrcRainbowDelimitersDepth2Face">}</text:span></text:p>
      <text:p text:style-name="OrgSrcBlock"/>
      <text:p text:style-name="OrgSrcBlock"/>
      <text:p text:style-name="OrgSrcBlock"><text:s/><text:s/>glutPostRedisplay<text:span text:style-name="OrgSrcRainbowDelimitersDepth2Face">(</text:span><text:span text:style-name="OrgSrcRainbowDelimitersDepth2Face">)</text:span>;</text:p>
      <text:p text:style-name="OrgSrcBlock"><text:s/><text:s/>glutTimerFunc<text:span text:style-name="OrgSrcRainbowDelimitersDepth2Face">(</text:span>g_AnimationIntervalMsec,<text:s/>timer,<text:s/>val<text:span text:style-name="OrgSrcRainbowDelimitersDepth2Face">)</text:span>;</text:p>
      <text:p text:style-name="OrgSrcBlock"><text:span text:style-name="OrgSrcRainbowDelimitersDepth1Face">}</text:span></text:p>
      <text:p text:style-name="OrgSrcBlock"/>
      <text:p text:style-name="OrgSrcBlock"/>
      <text:p text:style-name="OrgSrcBlock"/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reshape</text:span><text:span text:style-name="OrgSrcRainbowDelimitersDepth1Face">(</text:span><text:span text:style-name="OrgSrcFontLockTypeFace">int</text:span><text:s/><text:span text:style-name="OrgSrcFontLockVariableNameFace">w</text:span>,<text:s/><text:span text:style-name="OrgSrcFontLockTypeFace">int</text:span><text:s/><text:span text:style-name="OrgSrcFontLockVariableNameFace">h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KeywordFace">if</text:span><text:s/><text:span text:style-name="OrgSrcRainbowDelimitersDepth2Face">(</text:span>h<text:s/>&lt;<text:s/><text:span text:style-name="OrgSrcHighlightNumbersNumber">1</text:span><text:span text:style-name="OrgSrcRainbowDelimitersDepth2Face">)</text:span><text:s/><text:span text:style-name="OrgSrcFontLockKeywordFace">return</text:span>;</text:p>
      <text:p text:style-name="OrgSrcBlock"><text:s/><text:s/>glViewport<text:span text:style-name="OrgSrcRainbowDelimitersDepth2Face">(</text:span><text:span text:style-name="OrgSrcHighlightNumbersNumber">0</text:span>,<text:s/><text:span text:style-name="OrgSrcHighlightNumbersNumber">0</text:span>,<text:s/>w,<text:s/>h<text:span text:style-name="OrgSrcRainbowDelimitersDepth2Face">)</text:span>;</text:p>
      <text:p text:style-name="OrgSrcBlock"><text:s/><text:s/>g_WindowWidth<text:s/>=<text:s/>w;</text:p>
      <text:p text:style-name="OrgSrcBlock"><text:s/><text:s/>g_WindowHeight<text:s/>=<text:s/>h;</text:p>
      <text:p text:style-name="OrgSrcBlock"><text:span text:style-name="OrgSrcRainbowDelimitersDepth1Face">}</text:span>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<text:span text:style-name="OrgSrcRainbowDelimitersDepth1Face">(</text:span><text:span text:style-name="OrgSrcFontLockTypeFace">int</text:span><text:s/><text:span text:style-name="OrgSrcFontLockVariableNameFace">argc</text:span>,<text:s/><text:span text:style-name="OrgSrcFontLockTypeFace">char</text:span><text:s/>**<text:span text:style-name="OrgSrcFontLockVariableNameFace">argv</text:span><text:span text:style-name="OrgSrcRainbowDelimitersDepth1Face">)</text:span><text:s/><text:span text:style-name="OrgSrcRainbowDelimitersDepth1Face">{</text:span></text:p>
      <text:p text:style-name="OrgSrcBlock"><text:s/><text:s/>glutInit<text:span text:style-name="OrgSrcRainbowDelimitersDepth2Face">(</text:span>&amp;argc,<text:s/>argv<text:span text:style-name="OrgSrcRainbowDelimitersDepth2Face">)</text:span>;</text:p>
      <text:p text:style-name="OrgSrcBlock"><text:s/><text:s/>glutInitDisplayMode<text:span text:style-name="OrgSrcRainbowDelimitersDepth2Face">(</text:span>GLUT_DOUBLE<text:s/>|<text:s/>GLUT_RGB<text:s/>|<text:s/>GLUT_DEPTH<text:span text:style-name="OrgSrcRainbowDelimitersDepth2Face">)</text:span>;</text:p>
      <text:p text:style-name="OrgSrcBlock"><text:s/><text:s/>glutInitWindowSize<text:span text:style-name="OrgSrcRainbowDelimitersDepth2Face">(</text:span>g_WindowWidth,<text:s/>g_WindowHeight<text:span text:style-name="OrgSrcRainbowDelimitersDepth2Face">)</text:span>;</text:p>
      <text:p text:style-name="OrgSrcBlock"/>
      <text:p text:style-name="OrgSrcBlock"/>
      <text:p text:style-name="OrgSrcBlock"><text:s/><text:s/>glutCreateWindow<text:span text:style-name="OrgSrcRainbowDelimitersDepth2Face">(</text:span><text:span text:style-name="OrgSrcFontLockStringFace">"Bomb!!!"</text:span><text:span text:style-name="OrgSrcRainbowDelimitersDepth2Face">)</text:span>;</text:p>
      <text:p text:style-name="OrgSrcBlock"/>
      <text:p text:style-name="OrgSrcBlock"><text:s/><text:s/>glutDisplayFunc<text:span text:style-name="OrgSrcRainbowDelimitersDepth2Face">(</text:span>display<text:span text:style-name="OrgSrcRainbowDelimitersDepth2Face">)</text:span>;</text:p>
      <text:p text:style-name="OrgSrcBlock"><text:s/><text:s/>glutReshapeFunc<text:span text:style-name="OrgSrcRainbowDelimitersDepth2Face">(</text:span>reshape<text:span text:style-name="OrgSrcRainbowDelimitersDepth2Face">)</text:span>;</text:p>
      <text:p text:style-name="OrgSrcBlock"><text:s/><text:s/>glutTimerFunc<text:span text:style-name="OrgSrcRainbowDelimitersDepth2Face">(</text:span>g_AnimationIntervalMsec,<text:s/>timer,<text:s/><text:span text:style-name="OrgSrcHighlightNumbersNumber">0</text:span><text:span text:style-name="OrgSrcRainbowDelimitersDepth2Face">)</text:span>;</text:p>
      <text:p text:style-name="OrgSrcBlock"/>
      <text:p text:style-name="OrgSrcBlock"><text:s/><text:s/>init<text:span text:style-name="OrgSrcRainbowDelimitersDepth2Face">(</text:span><text:span text:style-name="OrgSrcRainbowDelimitersDepth2Face">)</text:span>;</text:p>
      <text:p text:style-name="OrgSrcBlock"/>
      <text:p text:style-name="OrgSrcBlock"><text:s/><text:s/>glutMainLoop<text:span text:style-name="OrgSrcRainbowDelimitersDepth2Face">(</text:span><text:span text:style-name="OrgSrcRainbowDelimitersDepth2Face">)</text:span>;</text:p>
      <text:p text:style-name="OrgSrcBlock"/>
      <text:p text:style-name="OrgSrcBlock"><text:s/><text:s/><text:span text:style-name="OrgSrcFontLockKeywordFace">return</text:span><text:s/><text:span text:style-name="OrgSrcHighlightNumbersNumber">0</text:span>;</text:p>
      <text:p text:style-name="OrgSrcBlockLastLine"><text:span text:style-name="OrgSrcRainbowDelimitersDepth1Face">}</text:span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RainbowDelimitersDepth6Face" style:family="text">
      <style:text-properties fo:color="#4f97d7"/>
    </style:style>
    <style:style style:name="OrgSrcRainbowDelimitersDepth5Face" style:family="text">
      <style:text-properties fo:color="#b1951d"/>
    </style:style>
    <style:style style:name="OrgSrcFontLockNegationCharFace" style:family="text">
      <style:text-properties fo:color="#a45bad"/>
    </style:style>
    <style:style style:name="OrgSrcRainbowDelimitersDepth4Face" style:family="text">
      <style:text-properties fo:color="#67b11d"/>
    </style:style>
    <style:style style:name="OrgSrcRainbowDelimitersDepth3Face" style:family="text">
      <style:text-properties fo:color="#2d9574"/>
    </style:style>
    <style:style style:name="OrgSrcFontLockFunctionNameFace" style:family="text">
      <style:text-properties fo:color="#b2b2b2"/>
    </style:style>
    <style:style style:name="OrgSrcHighlightNumbersNumber" style:family="text">
      <style:text-properties fo:color="#a45bad"/>
    </style:style>
    <style:style style:name="OrgSrcRainbowDelimitersDepth2Face" style:family="text">
      <style:text-properties fo:color="#bc6ec5"/>
    </style:style>
    <style:style style:name="OrgSrcFontLockTypeFace" style:family="text">
      <style:text-properties fo:color="#b2b2b2"/>
    </style:style>
    <style:style style:name="OrgSrcFontLockKeywordFace" style:family="text">
      <style:text-properties fo:color="#b2b2b2"/>
    </style:style>
    <style:style style:name="OrgSrcFontLockCommentFace" style:family="text">
      <style:text-properties fo:color="#2aa1ae"/>
    </style:style>
    <style:style style:name="OrgSrcFontLockCommentDelimiterFace" style:family="text">
      <style:text-properties fo:color="#2aa1ae"/>
    </style:style>
    <style:style style:name="OrgSrcFontLockVariableNameFace" style:family="text">
      <style:text-properties fo:color="#7590db"/>
    </style:style>
    <style:style style:name="OrgSrcBlock" style:family="paragraph" style:parent-style-name="Preformatted_20_Text">
      <style:paragraph-properties fo:background-color="#292b2e" fo:padding="0.049cm" fo:border="0.51pt solid #000000" style:shadow="none">
        <style:background-image/>
      </style:paragraph-properties>
      <style:text-properties fo:color="#b2b2b2"/>
    </style:style>
    <style:style style:name="OrgSrcFontLockStringFace" style:family="text">
      <style:text-properties fo:color="#2d9574"/>
    </style:style>
    <style:style style:name="OrgSrcRainbowDelimitersDepth1Face" style:family="text">
      <style:text-properties fo:color="#4f97d7"/>
    </style:style>
    <style:style style:name="OrgSrcFontLockPreprocessorFace" style:family="text">
      <style:text-properties fo:color="#bc6ec5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情報科学類二年 江畑 拓哉(201611350)</dc:creator>
    <meta:initial-creator>情報科学類二年 江畑 拓哉(201611350)</meta:initial-creator>
    <meta:generator>Emacs 24.5.1 (Org mode 9.1.1)</meta:generator>
    <meta:keyword/>
    <dc:subject/>
    <dc:title>CG基礎 課題2</dc:title>
  </office:meta>
</office:document-meta>
</file>